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34D000002A8173B8632.gif" manifest:media-type=""/>
  <manifest:file-entry manifest:full-path="Pictures/100002000000016200000077BCB572DA.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2" svg:font-family="'Courier New'" style:font-adornments="Regular" style:font-family-generic="swis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1"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fo:font-weight="bold" style:font-weight-asian="bold" style:font-weight-complex="bold"/>
    </style:style>
    <style:style style:name="P6" style:family="paragraph" style:parent-style-name="Standard">
      <style:text-properties fo:font-weight="bold" officeooo:paragraph-rsid="000af6c4" style:font-weight-asian="bold" style:font-weight-complex="bold"/>
    </style:style>
    <style:style style:name="P7" style:family="paragraph" style:parent-style-name="Standard">
      <style:paragraph-properties fo:text-align="start" style:justify-single-word="false"/>
    </style:style>
    <style:style style:name="P8" style:family="paragraph" style:parent-style-name="Standard">
      <style:paragraph-properties fo:text-align="justify" style:justify-single-word="false"/>
      <style:text-properties officeooo:rsid="000c675a" officeooo:paragraph-rsid="000c675a"/>
    </style:style>
    <style:style style:name="P9" style:family="paragraph" style:parent-style-name="Standard">
      <style:paragraph-properties fo:text-align="justify" style:justify-single-word="false"/>
      <style:text-properties officeooo:rsid="000e6d84" officeooo:paragraph-rsid="000e6d84"/>
    </style:style>
    <style:style style:name="P10" style:family="paragraph" style:parent-style-name="Standard">
      <style:paragraph-properties fo:text-align="justify" style:justify-single-word="false"/>
      <style:text-properties officeooo:rsid="001f2c90" officeooo:paragraph-rsid="00106b23"/>
    </style:style>
    <style:style style:name="P11" style:family="paragraph" style:parent-style-name="Standard">
      <style:paragraph-properties fo:text-align="justify" style:justify-single-word="false"/>
      <style:text-properties officeooo:rsid="00125b5a" officeooo:paragraph-rsid="00125b5a"/>
    </style:style>
    <style:style style:name="P12" style:family="paragraph" style:parent-style-name="Standard">
      <style:text-properties officeooo:paragraph-rsid="00187a48"/>
    </style:style>
    <style:style style:name="P13" style:family="paragraph" style:parent-style-name="Code_20_block">
      <style:text-properties fo:color="#008000"/>
    </style:style>
    <style:style style:name="P14" style:family="paragraph" style:parent-style-name="Code_20_block">
      <style:text-properties officeooo:paragraph-rsid="000e6d84"/>
    </style:style>
    <style:style style:name="P15" style:family="paragraph" style:parent-style-name="Code_20_block">
      <style:text-properties officeooo:rsid="001f2c90" officeooo:paragraph-rsid="000e6d84"/>
    </style:style>
    <style:style style:name="P16" style:family="paragraph" style:parent-style-name="Code_20_block">
      <style:text-properties officeooo:paragraph-rsid="00133266"/>
    </style:style>
    <style:style style:name="P17" style:family="paragraph" style:parent-style-name="Code_20_block">
      <style:text-properties officeooo:paragraph-rsid="0014d571"/>
    </style:style>
    <style:style style:name="P18" style:family="paragraph" style:parent-style-name="Code_20_block">
      <style:text-properties officeooo:paragraph-rsid="0016b811"/>
    </style:style>
    <style:style style:name="P19" style:family="paragraph" style:parent-style-name="Text_20_body">
      <style:paragraph-properties fo:text-align="justify" style:justify-single-word="false"/>
    </style:style>
    <style:style style:name="P20" style:family="paragraph" style:parent-style-name="Standard">
      <style:paragraph-properties fo:margin-top="0in" fo:margin-bottom="0in" style:contextual-spacing="false" fo:line-height="100%" fo:text-align="justify" style:justify-single-word="false" fo:padding="0.0591in" fo:border-left="none" fo:border-right="none" fo:border-top="0.06pt solid #c0c0c0" fo:border-bottom="0.06pt solid #c0c0c0" style:shadow="none"/>
    </style:style>
    <style:style style:name="P21" style:family="paragraph" style:parent-style-name="Standard">
      <style:paragraph-properties fo:margin-top="0in" fo:margin-bottom="0in" style:contextual-spacing="false" fo:line-height="100%" fo:text-align="justify" style:justify-single-word="false" fo:padding="0.0591in" fo:border-left="none" fo:border-right="none" fo:border-top="0.06pt solid #c0c0c0" fo:border-bottom="0.06pt solid #c0c0c0" style:shadow="none"/>
      <style:text-properties officeooo:paragraph-rsid="00187a48"/>
    </style:style>
    <style:style style:name="P22" style:family="paragraph" style:parent-style-name="Standard">
      <style:paragraph-properties fo:break-before="page"/>
    </style:style>
    <style:style style:name="P23" style:family="paragraph" style:parent-style-name="Standard">
      <style:paragraph-properties fo:text-align="justify" style:justify-single-word="false" fo:break-before="page"/>
      <style:text-properties fo:font-weight="bold" style:font-weight-asian="bold" style:font-weight-complex="bold"/>
    </style:style>
    <style:style style:name="P24" style:family="paragraph" style:parent-style-name="Heading_20_2">
      <style:paragraph-properties fo:break-before="page"/>
    </style:style>
    <style:style style:name="P25" style:family="paragraph" style:parent-style-name="Heading_20_1" style:master-page-name="Standard">
      <style:paragraph-properties style:page-number="auto"/>
    </style:style>
    <style:style style:name="P26" style:family="paragraph" style:parent-style-name="Heading_20_3">
      <style:text-properties officeooo:rsid="000c7dca"/>
    </style:style>
    <style:style style:name="P27" style:family="paragraph" style:parent-style-name="Heading_20_3">
      <style:paragraph-properties fo:break-before="page"/>
    </style:style>
    <style:style style:name="P28" style:family="paragraph" style:parent-style-name="Standard" style:list-style-name="List_20_1"/>
    <style:style style:name="P29" style:family="paragraph" style:parent-style-name="Standard" style:list-style-name="List_20_1">
      <style:text-properties officeooo:paragraph-rsid="000af6c4"/>
    </style:style>
    <style:style style:name="P30" style:family="paragraph" style:parent-style-name="Standard" style:list-style-name="List_20_2">
      <style:paragraph-properties fo:text-align="justify" style:justify-single-word="false"/>
    </style:style>
    <style:style style:name="P31" style:family="paragraph" style:parent-style-name="Standard" style:list-style-name="List_20_1">
      <style:paragraph-properties fo:text-align="justify" style:justify-single-word="false"/>
    </style:style>
    <style:style style:name="P32" style:family="paragraph" style:parent-style-name="Standard" style:list-style-name="L1">
      <style:paragraph-properties fo:text-align="justify" style:justify-single-word="false"/>
    </style:style>
    <style:style style:name="P33" style:family="paragraph" style:parent-style-name="Standard">
      <style:paragraph-properties fo:text-align="justify" style:justify-single-word="false"/>
      <style:text-properties officeooo:paragraph-rsid="001d5635"/>
    </style:style>
    <style:style style:name="P34" style:family="paragraph" style:parent-style-name="Standard" style:list-style-name="Numbering_20_1"/>
    <style:style style:name="P35" style:family="paragraph" style:parent-style-name="Standard" style:list-style-name="List_20_1">
      <style:text-properties officeooo:rsid="000af6c4" officeooo:paragraph-rsid="000af6c4"/>
    </style:style>
    <style:style style:name="P36" style:family="paragraph" style:parent-style-name="Standard" style:list-style-name="List_20_1">
      <style:paragraph-properties fo:text-align="start" style:justify-single-word="false"/>
    </style:style>
    <style:style style:name="P37" style:family="paragraph" style:parent-style-name="Standard">
      <style:text-properties officeooo:paragraph-rsid="001cd173"/>
    </style:style>
    <style:style style:name="P38" style:family="paragraph" style:parent-style-name="Standard" style:list-style-name="List_20_1">
      <style:paragraph-properties fo:text-align="justify" style:justify-single-word="false" fo:break-before="page"/>
    </style:style>
    <style:style style:name="P39" style:family="paragraph" style:parent-style-name="Code_20_block">
      <style:text-properties officeooo:paragraph-rsid="001cd173"/>
    </style:style>
    <style:style style:name="P40" style:family="paragraph" style:parent-style-name="Code_20_block">
      <style:text-properties fo:color="#008000" officeooo:paragraph-rsid="001cd173"/>
    </style:style>
    <style:style style:name="T1" style:family="text">
      <style:text-properties fo:font-style="italic" style:font-style-asian="italic" style:font-style-complex="italic"/>
    </style:style>
    <style:style style:name="T2" style:family="text">
      <style:text-properties fo:font-style="italic" officeooo:rsid="00187a48"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187a48"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color="#008000"/>
    </style:style>
    <style:style style:name="T7" style:family="text">
      <style:text-properties fo:color="#008000" officeooo:rsid="001f2c90"/>
    </style:style>
    <style:style style:name="T8" style:family="text">
      <style:text-properties fo:color="#008000" officeooo:rsid="000e6d84"/>
    </style:style>
    <style:style style:name="T9" style:family="text">
      <style:text-properties fo:color="#008000" officeooo:rsid="001cd173"/>
    </style:style>
    <style:style style:name="T10" style:family="text">
      <style:text-properties style:use-window-font-color="true"/>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fo:font-weight="bold" officeooo:rsid="00187a48" style:font-style-asian="normal" style:font-weight-asian="bold" style:font-style-complex="normal" style:font-weight-complex="bold"/>
    </style:style>
    <style:style style:name="T14" style:family="text">
      <style:text-properties fo:color="#000000"/>
    </style:style>
    <style:style style:name="T15" style:family="text">
      <style:text-properties fo:color="#000000" officeooo:rsid="001cd173"/>
    </style:style>
    <style:style style:name="T16" style:family="text">
      <style:text-properties officeooo:rsid="000af6c4"/>
    </style:style>
    <style:style style:name="T17" style:family="text">
      <style:text-properties officeooo:rsid="000c7dca"/>
    </style:style>
    <style:style style:name="T18" style:family="text">
      <style:text-properties officeooo:rsid="000e6d84"/>
    </style:style>
    <style:style style:name="T19" style:family="text">
      <style:text-properties officeooo:rsid="001f2c90"/>
    </style:style>
    <style:style style:name="T20" style:family="text">
      <style:text-properties officeooo:rsid="00133266"/>
    </style:style>
    <style:style style:name="T21" style:family="text">
      <style:text-properties officeooo:rsid="0014d571"/>
    </style:style>
    <style:style style:name="T22" style:family="text">
      <style:text-properties officeooo:rsid="0016b811"/>
    </style:style>
    <style:style style:name="T23" style:family="text">
      <style:text-properties officeooo:rsid="0017bce1"/>
    </style:style>
    <style:style style:name="T24" style:family="text">
      <style:text-properties officeooo:rsid="001cd173"/>
    </style:style>
    <style:style style:name="T25" style:family="text">
      <style:text-properties officeooo:rsid="001d5635"/>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329682068939526519" text:style-name="Outline">
        <text:list-item>
          <text:h text:style-name="P25"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5952811128802685331" text:style-name="List_20_1">
        <text:list-item>
          <text:p text:style-name="P28">network communication</text:p>
        </text:list-item>
        <text:list-item>
          <text:p text:style-name="P28">management and monitoring</text:p>
        </text:list-item>
        <text:list-item>
          <text:p text:style-name="P28">performance / load-balancing</text:p>
        </text:list-item>
        <text:list-item>
          <text:p text:style-name="P28">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3">Appendix A: configuration properties reference</text:span> of this manual.</text:p>
      <text:list xml:id="list38474871" text:continue-list="list5329682068939526519"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wnload.oracle.com/javase/6/docs/api/java/util/Properties.html">Java Properties class</text:a>. To enable a JPPF component to retrieve thiese properties file, their source must be specified using one of the two, mutually exclusive, system properties:</text:p>
      <text:p text:style-name="P1"/>
      <text:list xml:id="list7275771918125165775" text:style-name="List_20_2">
        <text:list-item>
          <text:p text:style-name="P30"><text:span text:style-name="Code_20_char">jppf.config.plugin = class_name</text:span>, where <text:span text:style-name="T1">class_name</text:span> is the fully qualified name of a class implementing the interface <text:a xlink:type="simple" xlink:href="http://www.jppf.org/api-2.0/index.html?org/jppf/utils/JPPFConfiguration.ConfigurationSource.html">JPPFConfiguration.ConfigurationSource</text:a>, enabling a configuration source from any origin, such as a URL, a distributed file system, a remote storage facility, a database, etc.</text:p>
        </text:list-item>
        <text:list-item>
          <text:p text:style-name="P30"><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5">-Djppf.config.plugin=my.own.Configuration</text:span> ...</text:p>
      <text:p text:style-name="P1"/>
      <text:p text:style-name="P1">or </text:p>
      <text:p text:style-name="P1"/>
      <text:p text:style-name="Code_20_block">java <text:span text:style-name="T5">-Djppf.config=my/folder/myFile.properties</text:span> ...</text:p>
      <text:p text:style-name="Standard"/>
      <text:p text:style-name="Standard">The configuration file lookup mechanism is as follows:</text:p>
      <text:p text:style-name="Standard"/>
      <text:list xml:id="list742210296268446946" text:style-name="Numbering_20_1">
        <text:list-item>
          <text:p text:style-name="P34">if <text:span text:style-name="Code_20_char">jppf.plugin.config</text:span> is specified</text:p>
          <text:p text:style-name="P34">a) instantiate an object of the specified class name and read the properties via the stream provided by this object's <text:span text:style-name="Code_20_char">getPropertyStream()</text:span> method.<text:line-break/>b) if, for any reason, the stream cannot be obtained or reading the properties from it fails, go to 3.<text:line-break/></text:p>
        </text:list-item>
        <text:list-item>
          <text:p text:style-name="P34">else if <text:span text:style-name="Code_20_char">jppf.config</text:span> is specified</text:p>
          <text:list>
            <text:list-item>
              <text:p text:style-name="P34">look for the file in the file system</text:p>
            </text:list-item>
            <text:list-item>
              <text:p text:style-name="P34">if not found in the file system, look in the classpath</text:p>
            </text:list-item>
            <text:list-item>
              <text:p text:style-name="P34">if not found in the classpath use default configuration values<text:line-break/></text:p>
            </text:list-item>
          </text:list>
        </text:list-item>
        <text:list-item>
          <text:p text:style-name="P34">if <text:span text:style-name="Code_20_char">jppf.config</text:span> is not specified</text:p>
          <text:list>
            <text:list-item>
              <text:p text:style-name="P34">use default file "<text:span text:style-name="Code_20_char">jppf.properties</text:span>"</text:p>
            </text:list-item>
            <text:list-item>
              <text:p text:style-name="P34">look for "jppf.properties" in the file system</text:p>
            </text:list-item>
            <text:list-item>
              <text:p text:style-name="P34">if not found in the file system, look for it in the classpath</text:p>
            </text:list-item>
            <text:list-item>
              <text:p text:style-name="P34">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list xml:id="list38479330" text:continue-list="list38474871" text:style-name="Outline">
        <text:list-item>
          <text:list>
            <text:list-item>
              <text:h text:style-name="P24"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3.6874in" svg:height="1.2398in" draw:z-index="1"><draw:image xlink:href="Pictures/100002000000016200000077BCB572DA.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7.4807in" svg:height="6.0193in" draw:z-index="0"><draw:image xlink:href="Pictures/100002000000034D000002A8173B8632.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38486944" text:continue-numbering="true" text:style-name="Outline">
        <text:list-item>
          <text:list>
            <text:list-item>
              <text:h text:style-name="P24"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Code_20_block"><text:s text:c="2"/><text:span text:style-name="T6"># JPPF server port</text:span></text:p>
      <text:p text:style-name="Code_20_block"><text:s text:c="2"/>jppf.server.port = 11111</text:p>
      <text:p text:style-name="Standard"/>
      <text:p text:style-name="P6">Note<text:span text:style-name="T16">s:</text:span></text:p>
      <text:list xml:id="list38488029" text:continue-list="list5952811128802685331" text:style-name="List_20_1">
        <text:list-item>
          <text:p text:style-name="P29">not defining this property is equivalent to assigning it its default value.</text:p>
        </text:list-item>
        <text:list-item>
          <text:p text:style-name="P35">dynamic port allocation: when the port number is set to 0, JPPF will dynamically allocate a valid port number. Note that this feature is mostly useful when server discovery is enabled.</text:p>
        </text:list-item>
      </text:list>
      <text:p text:style-name="Standard"/>
      <text:p text:style-name="P20"><text:span text:style-name="T12">Backward compatibility with JPPF v2.x</text:span><text:span text:style-name="T1">: To avoid too much disruption in applications configured for JPPF v2.x, JPPF will use the server port defined with the “old" property "</text:span><text:span text:style-name="T12">class</text:span><text:span text:style-name="T11">.server.port</text:span><text:span text:style-name="T1">” if “</text:span><text:span text:style-name="T11">jppf.server.port</text:span><text:span text:style-name="T1">” is not defined.</text:span></text:p>
      <text:list xml:id="list38496374" text:continue-list="list38486944"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UDP multicast</text:a> mechanism. This mechanism itself is configurable, by setting the following properties:</text:p>
      <text:p text:style-name="Standard"/>
      <text:p text:style-name="Code_20_block"><text:s text:c="2"/><text:span text:style-name="T6"># Enable or disable automatic discovery of JPPF drivers</text:span><text:line-break/> <text:s/>jppf.discovery.enabled = true</text:p>
      <text:p text:style-name="Code_20_block"><text:s text:c="2"/><text:span text:style-name="T6"># UDP multicast group to which drivers broadcast their connection parameters</text:span><text:line-break/> <text:s/>jppf.discovery.group = 230.0.0.1<text:line-break/> <text:s/><text:span text:style-name="T6"># UDP multicast port to which drivers broadcast their connection parameters</text:span><text:line-break/> <text:s/>jppf.discovery.port = 11111<text:line-break/> <text:s/><text:span text:style-name="T6"># How long a driver should wait between 2 broadcasts, in milliseconds</text:span><text:line-break/> <text:s/>jppf.discovery.broadcast.interval = 1000</text:p>
      <text:p text:style-name="Code_20_block"><text:s text:c="2"/></text:p>
      <text:p text:style-name="Code_20_block"><text:s text:c="2"/><text:span text:style-name="T6"># IPv4 address inclusion patterns</text:span></text:p>
      <text:p text:style-name="Code_20_block"><text:s text:c="2"/>jppf.discovery.broadcast.include.ipv4 = </text:p>
      <text:p text:style-name="Code_20_block"><text:s text:c="2"/><text:span text:style-name="T6"># IPv4 address exclusion patterns</text:span></text:p>
      <text:p text:style-name="Code_20_block"><text:s text:c="2"/>jppf.discovery.broadcast.exclude.ipv4 = </text:p>
      <text:p text:style-name="Code_20_block"><text:s text:c="2"/><text:span text:style-name="T6"># IPv6 address inclusion patterns</text:span></text:p>
      <text:p text:style-name="Code_20_block"><text:s text:c="2"/>jppf.discovery.broadcast.include.ipv6 = </text:p>
      <text:p text:style-name="Code_20_block"><text:s text:c="2"/><text:span text:style-name="T6"># IPv6 address exclusion patterns</text:span></text:p>
      <text:p text:style-name="Code_20_block"><text:s text:c="2"/>jppf.discovery.broadcast.exclude.ipv6 = </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p text:style-name="P1"/>
      <text:p text:style-name="P1">The last four properties define inclusion and exclusion patterns for IPv4 and IPv6 addresses. Each of them defines a list of comma- or semicolumn- separated patterns. For the syntax of the IPv4 patterns, please refer to the Javadoc for the class <text:a xlink:type="simple" xlink:href="http://www.jppf.org/api-2.0/index.html?org/jppf/net/IPv4AddressPattern.html">IPv4AddressPattern</text:a>, and to <text:a xlink:type="simple" xlink:href="http://www.jppf.org/api-2.0/index.html?org/jppf/net/IPv6AddressPattern.html">IPv6AddressPattern</text:a> for IPv6 patterns syntax. This allows restricting the network interfaces on which to broadcast the server information: the server will only broadcast from the host's addresses that are included and not excluded.</text:p>
      <text:list xml:id="list38464944"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section <text:bookmark-ref text:reference-format="number-all-superior" text:ref-name="__RefHeading__27556164">5.2</text:bookmark-ref>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38476846" text:continue-list="list38488029" text:style-name="List_20_1">
        <text:list-item>
          <text:p text:style-name="P28">A and B are not connected at all</text:p>
        </text:list-item>
        <text:list-item>
          <text:p text:style-name="P28">A is connected to B (i.e. A acts as a node attached to B)</text:p>
        </text:list-item>
        <text:list-item>
          <text:p text:style-name="P28">B is connected to A (i.e. B acts as a node attached to A)</text:p>
        </text:list-item>
        <text:list-item>
          <text:p text:style-name="P28">A and B are connected to each other</text:p>
        </text:list-item>
      </text:list>
      <text:p text:style-name="Standard"/>
      <text:p text:style-name="Standard"/>
      <text:p text:style-name="P22">There are 2 ways to define a connection from a server to other servers on the network:</text:p>
      <text:p text:style-name="Standard"/>
      <text:p text:style-name="P3">Using automatic discovery</text:p>
      <text:p text:style-name="Standard"/>
      <text:p text:style-name="Standard">In this scenario, we must enable the discovery of peer servers:</text:p>
      <text:p text:style-name="Standard"/>
      <text:p text:style-name="Code_20_block"><text:s text:c="2"/><text:span text:style-name="T6"># Enable or disable auto-discovery of other peer servers (defaults to false)</text:span></text:p>
      <text:p text:style-name="Code_20_block"><text:s text:c="2"/>jppf.peer.discovery.enabled = true</text:p>
      <text:p text:style-name="Standard"/>
      <text:p text:style-name="P1">For this to work, the server broadcast must be enabled on the peer server(s), and the properties defined in the previous section <text:bookmark-ref text:reference-format="number-all-superior" text:ref-name="__RefHeading__28493022">5.3.2</text:bookmark-ref>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3">Manual connection to peer servers</text:p>
      <text:p text:style-name="Standard"/>
      <text:p text:style-name="Standard">This will be best illustrated with an example configuration:</text:p>
      <text:p text:style-name="Standard"/>
      <text:p text:style-name="Code_20_block"><text:s text:c="2"/><text:span text:style-name="T6"># define a space-separated list of peers to connect to</text:span><text:line-break/> <text:s/>jppf.peers = server_1 server_2<text:line-break/> <text:s/></text:p>
      <text:p text:style-name="Code_20_block"><text:s text:c="2"/><text:span text:style-name="T6"># connection to server_1</text:span></text:p>
      <text:p text:style-name="Code_20_block"><text:s text:c="2"/>jppf.peer.server_1.server.host = host_1<text:line-break/> <text:s/>jppf.peer.server_1.server.port = 11111<text:line-break/> <text:s/><text:span text:style-name="T6"># connection to server_2</text:span></text:p>
      <text:p text:style-name="Code_20_block"><text:s text:c="2"/>jppf.peer.server_2.server.host = host_2<text:line-break/> <text:s/>jppf.peer.server_2.server.port = 11111</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20"><text:span text:style-name="T12">Backward compatibility with JPPF v2.x</text:span><text:span text:style-name="T1">: To avoid too much disruption in applications configured for JPPF v2.x, JPPF will use the server port defined with the "old" property "</text:span><text:span text:style-name="T11">driver-1.</text:span><text:span text:style-name="T12">class</text:span><text:span text:style-name="T11">.server.port</text:span><text:span text:style-name="T1">" if "</text:span><text:span text:style-name="T11">driver-1.jppf.server.port</text:span><text:span text:style-name="T1">" is not defined..</text:span></text:p>
      <text:p text:style-name="Standard"/>
      <text:p text:style-name="P3">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Code_20_block"><text:s text:c="2"/><text:span text:style-name="T6"># enable auto-discovery of other peer servers</text:span></text:p>
      <text:p text:style-name="Code_20_block"><text:s text:c="2"/>jppf.peer.discovery.enabled = true</text:p>
      <text:p text:style-name="Code_20_block"><text:s text:c="2"/><text:span text:style-name="T6"># specifiy both discovery and manually configured drivers</text:span></text:p>
      <text:p text:style-name="Code_20_block"><text:s text:c="2"/>jppf.peerss = <text:span text:style-name="T3">jppf_discovery</text:span> server_1</text:p>
      <text:p text:style-name="Code_20_block"><text:s text:c="2"/><text:span text:style-name="T6"># connection to server_1</text:span></text:p>
      <text:p text:style-name="Code_20_block"><text:span text:style-name="T14"><text:s text:c="2"/>jppf.peer.server_1.server.host = host_1</text:span><text:span text:style-name="T6"><text:line-break/></text:span><text:span text:style-name="T14"> <text:s/>jppf.peer.server_1.server.port = 11111</text:span></text:p>
      <text:list xml:id="list38485168" text:continue-list="list38464944"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node or client was disconnected, and cause one or more jobs to never return. To remedy to that situation, it is possible to configure an idle timeout on either side of the connection, so that the connection can be closed cleanly and grid operations can continue unhindered. This is done via the following property:</text:p>
      <text:p text:style-name="P1"/>
      <text:p text:style-name="Code_20_block"><text:s text:c="2"/>jppf.socket.max-idle = timeout_in_seconds</text:p>
      <text:p text:style-name="P1"/>
      <text:p text:style-name="P1">If the timeout value is less than 10 seconds, then it is considered as no timeout. The default value is -1.</text:p>
      <text:list xml:id="list38495210" text:continue-numbering="true"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text:p>
      <text:p text:style-name="P1"><text:soft-page-break/></text:p>
      <text:p text:style-name="P1">The management features are enabled by default; this behavior can be changed by setting the following property:</text:p>
      <text:p text:style-name="P1"/>
      <text:p text:style-name="Code_20_block"><text:s text:c="2"/><text:span text:style-name="T6"># Enable or disable management of this server</text:span></text:p>
      <text:p text:style-name="Code_20_block"><text:s text:c="2"/>jppf.management.enabled = true</text:p>
      <text:p text:style-name="P1"/>
      <text:p text:style-name="P1">When management is enabled, the following properties must be defined:</text:p>
      <text:p text:style-name="P1"/>
      <text:p text:style-name="P13"><text:s text:c="2"/># JMX management host IP address. If not specified (recommended), the first non-local</text:p>
      <text:p text:style-name="P13"><text:s text:c="2"/># IP address (i.e. neither 127.0.0.1 nor localhost) on this machine will be used.</text:p>
      <text:p text:style-name="Code_20_block"><text:span text:style-name="T6"><text:s text:c="2"/># If no non-local IP is found, localhost will be used.</text:span><text:line-break/> <text:s/>jppf.management.host = localhost<text:line-break/> <text:s/><text:line-break/> <text:s/><text:span text:style-name="T6"># JMX management port, used by the remote JMX connector</text:span><text:line-break/> <text:s/>jppf.management.port = 11198</text:p>
      <text:p text:style-name="P1"/>
      <text:p text:style-name="P1">Let's see in more details the usage of each of these properties:</text:p>
      <text:p text:style-name="P1"/>
      <text:list xml:id="list38465010" text:continue-list="list38476846" text:style-name="List_20_1">
        <text:list-item>
          <text:p text:style-name="P31"><text:span text:style-name="T5">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31">j<text:span text:style-name="T5">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20">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38486756" text:continue-list="list38495210"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text:s text:c="2"/>jppf.load.balancing.algorithm = &lt;algorithm_name&gt;</text:p>
      <text:p text:style-name="P1"/>
      <text:p text:style-name="P1">The algorithm name can be one of those prefefined in JPPF, or a user-defined one. We will see how to define a custom alogrithm in <text:span text:style-name="T3">Chapter 6 Extending JPPF</text:span> of this manual. JPPF now has 4 predefined load-balancing algorithms to compute the distribution of tasks to the nodes, each with its own configuration parameters. These algorithms are:</text:p>
      <text:p text:style-name="P1"/>
      <text:list xml:id="list38491228" text:continue-list="list38465010" text:style-name="List_20_1">
        <text:list-item>
          <text:p text:style-name="P31">“manual” : each bundle has a fixed number of tasks, meaning that each will receive at most this number of tasks</text:p>
        </text:list-item>
        <text:list-item>
          <text:p text:style-name="P31">“autotuned” : adaptive heuristic algorithm based on the <text:a xlink:type="simple" xlink:href="http://en.wikipedia.org/wiki/Monte_Carlo_method">Monte Carlo</text:a> algorithm</text:p>
        </text:list-item>
        <text:list-item>
          <text:p text:style-name="P31">“proportional” : an adaptive deterministic algorithm based on the contribution of each node to the overall mean task execution time</text:p>
        </text:list-item>
        <text:list-item>
          <text:p text:style-name="P31">“rl” : adaptive algorithm based on an artificial intelligence technique called “<text:a xlink:type="simple" xlink:href="http://en.wikipedia.org/wiki/Reinforcement_learning">reinforcement learning</text:a>”</text:p>
        </text:list-item>
        <text:list-item>
          <text:p text:style-name="P31">“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text:s text:c="2"/>jppf.load.balancing.algorithm = proportional</text:p>
      <text:p text:style-name="P1"/>
      <text:p text:style-name="P1">In addition to the pre-defined algorithms, it is possible to define your own, as described in section <text:span text:style-name="T3">Extending and Customizing JPPF &gt; Creating a custom load-balancer</text:span>.</text:p>
      <text:p text:style-name="P1"/>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text:soft-page-break/><text:s text:c="2"/>jppf.load.balancing.<text:span text:style-name="T22">profile</text:span> = &lt;profile_name&gt;</text:p>
      <text:p text:style-name="Code_20_block"><text:s text:c="2"/></text:p>
      <text:p text:style-name="P18"><text:s text:c="2"/>jppf.load.balancing.<text:span text:style-name="T22">profile</text:span>.&lt;profile_name&gt;.&lt;parameter_1&gt; = &lt;value_1&gt;</text:p>
      <text:p text:style-name="Code_20_block"><text:s text:c="2"/>...</text:p>
      <text:p text:style-name="P18"><text:s text:c="2"/>jppf.load.balancing.<text:span text:style-name="T22">profile</text:span>.&lt;profile_name&gt;.&lt;parameter_n&gt; = &lt;value_n&gt;</text:p>
      <text:p text:style-name="P1"/>
      <text:p text:style-name="P1">Using this, you can define multiple profiles and easily switch from one to the other, by simple changing the value of <text:span text:style-name="Code_20_char">jppf.load.balancing.</text:span><text:span text:style-name="Code_20_char"><text:span text:style-name="T23">profile</text:span></text:span>. It is also possible to mix, in a single profile, the parameters for multiple algorithms, however it is not recommended, as there may be name collisions.</text:p>
      <text:p text:style-name="P1"/>
      <text:p text:style-name="P1">To illustrate this, we will give a sample profile for each of the predefined algorithms:</text:p>
      <text:p text:style-name="P1"/>
      <text:p text:style-name="P4">“manual” algorithm</text:p>
      <text:p text:style-name="P1"/>
      <text:p text:style-name="Code_20_block"><text:s text:c="2"/><text:span text:style-name="T6"># algorithm name</text:span><text:line-break/> <text:s/>jppf.load.balancing.algorithm = manual<text:line-break/> <text:s/><text:line-break/> <text:s/><text:span text:style-name="T6"># name of the set of parameter values or profile for the algorithm</text:span><text:line-break/> <text:s/>jppf.load.balancing.<text:span text:style-name="T20">profile</text:span> = manual_profile<text:line-break/> <text:s/><text:line-break/> <text:s/><text:span text:style-name="T6"># "manual" profile</text:span><text:line-break/> <text:s/>strategy.manual_profile.size = 1</text:p>
      <text:p text:style-name="P7"/>
      <text:p text:style-name="P5">“autotuned” algorithm</text:p>
      <text:p text:style-name="P7"/>
      <text:p text:style-name="Code_20_block"><text:s text:c="2"/><text:span text:style-name="T6"># algorithm name</text:span></text:p>
      <text:p text:style-name="Code_20_block"><text:s text:c="2"/>jppf.load.balancing.algorithm = autotuned</text:p>
      <text:p text:style-name="Code_20_block"><text:s text:c="2"/></text:p>
      <text:p text:style-name="Code_20_block"><text:s text:c="2"/><text:span text:style-name="T6"># name of the set of parameter values or profile for the algorithm</text:span></text:p>
      <text:p text:style-name="Code_20_block"><text:s text:c="2"/>jppf.load.balancing.<text:span text:style-name="T20">profile</text:span> = autotuned_profile</text:p>
      <text:p text:style-name="Code_20_block"><text:s text:c="2"/></text:p>
      <text:p text:style-name="Code_20_block"><text:s text:c="2"/><text:span text:style-name="T6"># "autotuned" profile</text:span></text:p>
      <text:p text:style-name="P16"><text:s text:c="2"/>jppf.load.balancing.<text:span text:style-name="T20">profile</text:span>.autotuned_profile.size = 5</text:p>
      <text:p text:style-name="P16"><text:s text:c="2"/>jppf.load.balancing.<text:span text:style-name="T20">profile</text:span>.autotuned_profile.minSamplesToAnalyse = 100</text:p>
      <text:p text:style-name="P16"><text:s text:c="2"/>jppf.load.balancing.<text:span text:style-name="T20">profile</text:span>.autotuned_profile.minSamplesToCheckConvergence = 50</text:p>
      <text:p text:style-name="P16"><text:s text:c="2"/>jppf.load.balancing.<text:span text:style-name="T20">profile</text:span>.autotuned_profile.maxDeviation = 0.2</text:p>
      <text:p text:style-name="P16"><text:s text:c="2"/>jppf.load.balancing.<text:span text:style-name="T20">profile</text:span>.autotuned_profile.maxGuessToStable = 50</text:p>
      <text:p text:style-name="P16"><text:s text:c="2"/>jppf.load.balancing.<text:span text:style-name="T20">profile</text:span>.autotuned_profile.sizeRatioDeviation = 1.5</text:p>
      <text:p text:style-name="P16"><text:s text:c="2"/>jppf.load.balancing.<text:span text:style-name="T20">profile</text:span>.autotuned_profile.decreaseRatio = 0.2</text:p>
      <text:p text:style-name="P5"/>
      <text:p text:style-name="P5">“proportional” algorithm</text:p>
      <text:p text:style-name="P7"/>
      <text:p text:style-name="Code_20_block"><text:s text:c="2"/><text:span text:style-name="T6"># algorithm name</text:span></text:p>
      <text:p text:style-name="Code_20_block"><text:s text:c="2"/>jppf.load.balancing.algorithm = proportional</text:p>
      <text:p text:style-name="Code_20_block"><text:s text:c="2"/></text:p>
      <text:p text:style-name="Code_20_block"><text:s text:c="2"/><text:span text:style-name="T6"># name of the set of parameter values or profile for the algorithm</text:span></text:p>
      <text:p text:style-name="Code_20_block"><text:s text:c="2"/>jppf.load.balancing.<text:span text:style-name="T20">profile</text:span> = proportional_profile</text:p>
      <text:p text:style-name="Code_20_block"><text:s text:c="2"/></text:p>
      <text:p text:style-name="Code_20_block"><text:s text:c="2"/><text:span text:style-name="T6"># "proportional" profile</text:span></text:p>
      <text:p text:style-name="P16"><text:s text:c="2"/>jppf.load.balancing.<text:span text:style-name="T20">profile</text:span>.proportional_profile.initialSize = 5</text:p>
      <text:p text:style-name="P16"><text:s text:c="2"/>jppf.load.balancing.<text:span text:style-name="T20">profile</text:span>.proportional_profile.performanceCacheSize = 1000</text:p>
      <text:p text:style-name="P16"><text:s text:c="2"/>jppf.load.balancing.<text:span text:style-name="T20">profile</text:span>.proportional_profile.proportionalityFactor = 1</text:p>
      <text:p text:style-name="P5"/>
      <text:p text:style-name="P5">“rl” algorithm</text:p>
      <text:p text:style-name="P7"/>
      <text:p text:style-name="Code_20_block"><text:s text:c="2"/><text:span text:style-name="T6"># algorithm name</text:span></text:p>
      <text:p text:style-name="Code_20_block"><text:s text:c="2"/>jppf.load.balancing.algorithm = rl</text:p>
      <text:p text:style-name="Code_20_block"><text:s text:c="2"/></text:p>
      <text:p text:style-name="Code_20_block"><text:s text:c="2"/><text:span text:style-name="T6"># name of the set of parameter values or profile for the algorithm</text:span></text:p>
      <text:p text:style-name="Code_20_block"><text:s text:c="2"/>jppf.load.balancing.<text:span text:style-name="T20">profile</text:span> = rl_profile</text:p>
      <text:p text:style-name="Code_20_block"><text:s text:c="2"/></text:p>
      <text:p text:style-name="Code_20_block"><text:s text:c="2"/><text:span text:style-name="T6"># "rl" profile</text:span></text:p>
      <text:p text:style-name="P16"><text:s text:c="2"/>jppf.load.balancing.<text:span text:style-name="T20">profile</text:span>.rl_profile.performanceCacheSize = 3000</text:p>
      <text:p text:style-name="P16"><text:s text:c="2"/>jppf.load.balancing.<text:span text:style-name="T20">profile</text:span>.rl_profile.performanceVariationThreshold = 0.001</text:p>
      <text:p text:style-name="Standard"/>
      <text:p text:style-name="P4"/>
      <text:p text:style-name="P23">“nodethreads” algorithm</text:p>
      <text:p text:style-name="P1"/>
      <text:p text:style-name="Code_20_block"><text:s text:c="2"/><text:span text:style-name="T6"># algorithm name</text:span><text:line-break/> <text:s/>jppf.load.balancing.algorithm = nodethreads<text:line-break/> <text:s/><text:line-break/> <text:s/><text:span text:style-name="T6"># name of the set of parameter values or profile for the algorithm</text:span></text:p>
      <text:p text:style-name="Code_20_block"><text:s text:c="2"/>jppf.load.balancing.<text:span text:style-name="T20">profile</text:span> = nodethreads_profile</text:p>
      <text:p text:style-name="Code_20_block"><text:s text:c="2"/></text:p>
      <text:p text:style-name="Code_20_block"><text:s text:c="2"/><text:span text:style-name="T6"># means that multiplicator * nbThreads tasks will be sent to each node</text:span></text:p>
      <text:p text:style-name="P16"><text:s text:c="2"/>jppf.load.balancing.<text:span text:style-name="T20">profile</text:span>.nodethreads_profile.multiplicator = 1</text:p>
      <text:list xml:id="list38466236" text:continue-list="list38486756" text:style-name="Outline">
        <text:list-item>
          <text:list>
            <text:list-item>
              <text:list>
                <text:list-item>
                  <text:h text:style-name="Heading_20_3" text:outline-level="3"><text:bookmark-start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38491192" text:continue-list="list38491228" text:style-name="List_20_1">
        <text:list-item>
          <text:p text:style-name="P28">location of jppf configuration (<text:span text:style-name="Code_20_char">-Djppf.config</text:span> or <text:span text:style-name="Code_20_char">-Djppf.config.plugin</text:span>)</text:p>
        </text:list-item>
        <text:list-item>
          <text:p text:style-name="P28">current directory</text:p>
        </text:list-item>
        <text:list-item>
          <text:p text:style-name="P28">environment variables</text:p>
        </text:list-item>
        <text:list-item>
          <text:p text:style-name="P28">Java class path</text:p>
        </text:list-item>
      </text:list>
      <text:p text:style-name="Standard"/>
      <text:p text:style-name="Standard">It is possible to specify additional JVM parameters for the server process, using the configuration property jppf.jvm.options, as in this example:</text:p>
      <text:p text:style-name="Standard"/>
      <text:p text:style-name="Code_20_block"><text:s text:c="2"/>jppf.jvm.options = -Xms64m -Xmx512m</text:p>
      <text:p text:style-name="Standard"/>
      <text:p text:style-name="Standard">Here is another example with remote debugging options:</text:p>
      <text:p text:style-name="Standard"/>
      <text:p text:style-name="Code_20_block"><text:s text:c="2"/>jppf.jvm.options = -Xmx512m -server \<text:line-break/> <text:s text:c="3"/>-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text:s text:c="3"/>jppf.jvm.options = -cp lib/myJar1.jar:lib/myJar1.jar -Xmx512m \</text:p>
      <text:p text:style-name="Code_20_block"><text:s text:c="5"/>-classpath lib/external/externalJar.jar</text:p>
      <text:list xml:id="list38476592" text:continue-list="list38466236" text:style-name="Outline">
        <text:list-item>
          <text:list>
            <text:list-item>
              <text:list>
                <text:list-item>
                  <text:h text:style-name="Heading_20_3" text:outline-level="3">Configuring a local node</text:h>
                </text:list-item>
              </text:list>
            </text:list-item>
          </text:list>
        </text:list-item>
      </text:list>
      <text:p text:style-name="P1">Each JPPF driver is able to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text:s text:c="2"/>jppf.local.node.enabled = true</text:p>
      <text:p text:style-name="P1"/>
      <text:p text:style-name="P1">Please note:</text:p>
      <text:p text:style-name="P1"/>
      <text:list xml:id="list38494321" text:continue-list="list38491192" text:style-name="List_20_1">
        <text:list-item>
          <text:p text:style-name="P31">the local node can be configured using the same properties as described in the <text:a xlink:type="simple" xlink:href="#1.4.Node configuration|outline">Node Configuration</text:a> section, except for the network-related properties, since no network is involved between driver and local node</text:p>
        </text:list-item>
        <text:list-item>
          <text:p text:style-name="P31">for the same reason, the SSL configuration does not apply to a local node</text:p>
        </text:list-item>
      </text:list>
      <text:list xml:id="list38464735" text:continue-list="list38476592"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325035184615571270" text:style-name="L1">
        <text:list-item>
          <text:p text:style-name="P32">the node establishes a specific connection to the server, dedicated to failure detection</text:p>
        </text:list-item>
        <text:list-item>
          <text:p text:style-name="P32">at connection time, a handshake protocol takes place, where the node communicates a unique id (UUID) to the server, that can be correlated to other connections for this node (i.e. job server and distributed class loader)</text:p>
        </text:list-item>
        <text:list-item>
          <text:p text:style-name="P32"><text:soft-page-break/>at regular intervals (heartbeats), the server will send a very short message to the node, which it expects the node to acknowledge by sending a short response of its own</text:p>
        </text:list-item>
        <text:list-item>
          <text:p text:style-name="P32">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1">In practice, the polling of the nodes is performed by a “reaper” object that will handle the querying of the nodes, using a pool of dedicated threads rather than one thread per node. This enables a higher scalability with a large number of nodes.</text:p>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13"><text:s text:c="2"/># Enable recovery from hardware failures on the nodes.</text:p>
      <text:p text:style-name="P13"><text:s text:c="2"/># Default value is false (disabled).</text:p>
      <text:p text:style-name="Code_20_block"><text:span text:style-name="T6"><text:s text:c="2"/></text:span>jppf.recovery.enabled = false</text:p>
      <text:p text:style-name="P13"><text:s text:c="2"/># Maximum number of attempts to get a response form the node before the</text:p>
      <text:p text:style-name="P13"><text:s text:c="2"/># connection is considered broken. Default value is 3.</text:p>
      <text:p text:style-name="Code_20_block"><text:span text:style-name="T6"><text:s text:c="2"/></text:span>jppf.recovery.max.retries = 3</text:p>
      <text:p text:style-name="P13"><text:s text:c="2"/># Maximum time in milliseconds allowed for each attempt to get a response</text:p>
      <text:p text:style-name="P13"><text:s text:c="2"/># from the node. Default value is 6000 (6 seconds).</text:p>
      <text:p text:style-name="Code_20_block"><text:span text:style-name="T6"><text:s text:c="2"/></text:span>jppf.recovery.read.timeout = 3000</text:p>
      <text:p text:style-name="P13"><text:s text:c="2"/># Dedicated port number for the detection of node failure.</text:p>
      <text:p text:style-name="P13"><text:s text:c="2"/># Default value is 22222.</text:p>
      <text:p text:style-name="Code_20_block"><text:s text:c="2"/>jppf.recovery.server.port = 22222</text:p>
      <text:p text:style-name="P13"><text:s text:c="2"/># Interval in milliseconds between two runs of the connection reaper.</text:p>
      <text:p text:style-name="P13"><text:s text:c="2"/># Default value is 60000 (1 minute).</text:p>
      <text:p text:style-name="Code_20_block"><text:span text:style-name="T6"><text:s text:c="2"/></text:span>jppf.recovery.reaper.run.interval = 60000</text:p>
      <text:p text:style-name="P13"><text:s text:c="2"/># Number of threads allocated to the reaper.</text:p>
      <text:p text:style-name="P13"><text:s text:c="2"/># Default value is the number of available CPUs.</text:p>
      <text:p text:style-name="Code_20_block"><text:span text:style-name="T6"><text:s text:c="2"/></text:span>jppf.recovery.reaper.pool.size = 8</text:p>
      <text:p text:style-name="Standard"/>
      <text:p text:style-name="Standard"><text:span text:style-name="T5">Note</text:span>: <text:span text:style-name="T1">if server discovery is active for a node, then the port number specified for the driver will override the one specified in the node's configuration</text:span>.</text:p>
      <text:list xml:id="list38466297" text:continue-list="list38464735" text:style-name="Outline">
        <text:list-item>
          <text:list>
            <text:list-item>
              <text:list>
                <text:list-item>
                  <text:h text:style-name="Heading_20_3" text:outline-level="3">Parallel I/O</text:h>
                </text:list-item>
              </text:list>
            </text:list-item>
          </text:list>
        </text:list-item>
      </text:list>
      <text:p text:style-name="P1">The JPPF driver uses 2 pools of threads to perform network I/O with the nodes in parallel. One pool is dedicated to sending and receiving job data, the other is dedicated to the distributed class loader. There is a single configuration property that specifies the size of each of these pools:</text:p>
      <text:p text:style-name="P1"/>
      <text:p text:style-name="Code_20_block"><text:s text:c="2"/>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38493881" text:continue-numbering="true" text:style-name="Outline">
        <text:list-item>
          <text:list>
            <text:list-item>
              <text:list>
                <text:list-item>
                  <text:h text:style-name="Heading_20_3" text:outline-level="3">Full server configuration file (default values)</text:h>
                </text:list-item>
              </text:list>
            </text:list-item>
          </text:list>
        </text:list-item>
      </text:list>
      <text:p text:style-name="Standard">To link all the parts together, here is a sample server configuration file that can be reused as is:</text:p>
      <text:p text:style-name="Standard"/>
      <text:p text:style-name="Code_20_block"><text:s text:c="2"/><text:span text:style-name="T6"># port number for the server lisyens to for connections</text:span></text:p>
      <text:p text:style-name="Code_20_block"><text:s text:c="2"/>jppf.server.port = 11111</text:p>
      <text:p text:style-name="Code_20_block"><text:s text:c="2"/></text:p>
      <text:p text:style-name="Code_20_block"><text:s text:c="2"/><text:span text:style-name="T6"># Enabling JMX features</text:span></text:p>
      <text:p text:style-name="Code_20_block"><text:s text:c="2"/>jppf.management.enabled = true</text:p>
      <text:p text:style-name="Code_20_block"><text:s text:c="2"/><text:span text:style-name="T6"># JMX management host IP address</text:span></text:p>
      <text:p text:style-name="Code_20_block"><text:s text:c="2"/><text:span text:style-name="T6">#jppf.management.host = localhost</text:span></text:p>
      <text:p text:style-name="Code_20_block"><text:s text:c="2"/><text:span text:style-name="T6"># JMX management port</text:span></text:p>
      <text:p text:style-name="Code_20_block"><text:s text:c="2"/>jppf.management.port = 11198</text:p>
      <text:p text:style-name="Code_20_block"><text:s text:c="2"/></text:p>
      <text:p text:style-name="Code_20_block"><text:s text:c="2"/><text:span text:style-name="T6"># Enable/Disable automatic discovery of JPPF drivers</text:span></text:p>
      <text:p text:style-name="Code_20_block"><text:s text:c="2"/>jppf.discovery.enabled = true</text:p>
      <text:p text:style-name="Code_20_block"><text:s text:c="2"/><text:span text:style-name="T6"># UDP multicast group to which drivers broadcast their connection parameters</text:span></text:p>
      <text:p text:style-name="Code_20_block"><text:s text:c="2"/>jppf.discovery.group = 230.0.0.1</text:p>
      <text:p text:style-name="Code_20_block"><text:s text:c="2"/><text:span text:style-name="T6"># UDP multicast port to which drivers broadcast their connection parameters</text:span></text:p>
      <text:p text:style-name="Code_20_block"><text:s text:c="2"/>jppf.discovery.port = 11111</text:p>
      <text:p text:style-name="Code_20_block"><text:s text:c="2"/><text:span text:style-name="T6"># How long a driver should wait between 2 broadcasts, in milliseconds</text:span></text:p>
      <text:p text:style-name="Code_20_block"><text:s text:c="2"/>jppf.discovery.broadcast.interval = 1000</text:p>
      <text:p text:style-name="Code_20_block"><text:s text:c="2"/><text:span text:style-name="T6"># Enable/disable auto-discovery for peer-to-peer communication between drivers</text:span></text:p>
      <text:p text:style-name="Code_20_block"><text:s text:c="2"/>jppf.peer.discovery.enabled = false</text:p>
      <text:p text:style-name="Code_20_block"><text:soft-page-break/><text:s text:c="2"/></text:p>
      <text:p text:style-name="Code_20_block"><text:s text:c="2"/><text:span text:style-name="T6"># Load-balancing algorithm</text:span></text:p>
      <text:p text:style-name="Code_20_block"><text:s text:c="2"/>jppf.load.balancing.algorithm = proportional</text:p>
      <text:p text:style-name="Code_20_block"><text:s text:c="2"/><text:span text:style-name="T6"># parameters profile name</text:span></text:p>
      <text:p text:style-name="Code_20_block"><text:s text:c="2"/>jppf.load.balancing.<text:span text:style-name="T21">profile</text:span> = proportional_profile</text:p>
      <text:p text:style-name="Code_20_block"><text:s text:c="2"/></text:p>
      <text:p text:style-name="Code_20_block"><text:s text:c="2"/><text:span text:style-name="T6"># "manual" profile</text:span></text:p>
      <text:p text:style-name="P17"><text:s text:c="2"/>jppf.load.balancing.<text:span text:style-name="T21">profile</text:span>.manual_profile.size = 1</text:p>
      <text:p text:style-name="Code_20_block"><text:s text:c="2"/></text:p>
      <text:p text:style-name="Code_20_block"><text:s text:c="2"/><text:span text:style-name="T6"># "proportional" profile</text:span></text:p>
      <text:p text:style-name="P17"><text:s text:c="2"/>jppf.load.balancing.<text:span text:style-name="T21">profile</text:span>.proportional_profile.initialSize = 5</text:p>
      <text:p text:style-name="P17"><text:s text:c="2"/>jppf.load.balancing.<text:span text:style-name="T21">profile</text:span>.proportional_profile.performanceCacheSize = 3000</text:p>
      <text:p text:style-name="P17"><text:s text:c="2"/>jppf.load.balancing.<text:span text:style-name="T21">profile</text:span>.proportional_profile.proportionalityFactor = 2</text:p>
      <text:p text:style-name="Code_20_block"><text:s text:c="2"/></text:p>
      <text:p text:style-name="Code_20_block"><text:s text:c="2"/><text:span text:style-name="T6"># "rl" profile</text:span></text:p>
      <text:p text:style-name="P17"><text:s text:c="2"/>jppf.load.balancing.<text:span text:style-name="T21">profile</text:span>.rl_profile.performanceCacheSize = 3000</text:p>
      <text:p text:style-name="P17"><text:s text:c="2"/>jppf.load.balancing.<text:span text:style-name="T21">profile</text:span>.rl_profile.performanceVariationThreshold = 0.001</text:p>
      <text:p text:style-name="Code_20_block"><text:s text:c="2"/></text:p>
      <text:p text:style-name="Code_20_block"><text:s/><text:span text:style-name="T6"><text:s/># Other JVM options added to the java command line when the server is started</text:span></text:p>
      <text:p text:style-name="Code_20_block"><text:s text:c="2"/><text:span text:style-name="T6"># as a subprocess. Multiple options are separated by spaces</text:span></text:p>
      <text:p text:style-name="Code_20_block"><text:s text:c="2"/>jppf.jvm.options = -server -Xmx256m</text:p>
      <text:p text:style-name="Code_20_block"><text:s text:c="2"/></text:p>
      <text:p text:style-name="Code_20_block"><text:s text:c="2"/><text:span text:style-name="T6"># local node configuration</text:span></text:p>
      <text:p text:style-name="Code_20_block"><text:s text:c="2"/><text:span text:style-name="T6"># enable the local (in-JVM) node</text:span></text:p>
      <text:p text:style-name="Code_20_block"><text:s text:c="2"/>jppf.local.node.enabled = true</text:p>
      <text:p text:style-name="Code_20_block"><text:s text:c="2"/><text:span text:style-name="T6"># number of processing threads for the local node</text:span></text:p>
      <text:p text:style-name="Code_20_block"><text:s text:c="2"/>processing.thrreads = 4</text:p>
      <text:p text:style-name="Standard"/>
      <text:p text:style-name="Standard"/>
      <text:list xml:id="list38494414" text:continue-numbering="true" text:style-name="Outline">
        <text:list-item>
          <text:list>
            <text:list-item>
              <text:h text:style-name="P24"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3.2</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 text:c="2"/><text:span text:style-name="T6"># Enable or disable automatic discovery of JPPF drivers</text:span><text:line-break/> <text:s/>jppf.discovery.enabled = true</text:p>
      <text:p text:style-name="Code_20_block"><text:s text:c="2"/></text:p>
      <text:p text:style-name="Code_20_block"><text:s text:c="2"/><text:span text:style-name="T6"># UDP multicast group to which drivers broadcast their connection parameters</text:span><text:line-break/> <text:s/>jppf.discovery.group = 230.0.0.1<text:line-break/> <text:s/><text:line-break/> <text:s/><text:span text:style-name="T6"># UDP multicast port to which drivers broadcast their connection parameters</text:span><text:line-break/> <text:s/>jppf.discovery.port = 11111</text:p>
      <text:p text:style-name="Code_20_block"><text:s text:c="2"/></text:p>
      <text:p text:style-name="Code_20_block"><text:s text:c="2"/><text:span text:style-name="T6"># How long in milliseconds the node will attempt to automatically discover a driver</text:span><text:line-break/> <text:s/><text:span text:style-name="T6"># before falling back to the manual configuration parameters</text:span><text:line-break/> <text:s/>jppf.discovery.timeout = 5000</text:p>
      <text:p text:style-name="Code_20_block"><text:s text:c="2"/><text:span text:style-name="T6"># IPv4 address inclusion patterns</text:span></text:p>
      <text:p text:style-name="Code_20_block"><text:s text:c="2"/>jppf.discovery.include.ipv4 = </text:p>
      <text:p text:style-name="Code_20_block"><text:s text:c="2"/><text:span text:style-name="T6"># IPv4 address exclusion patterns</text:span></text:p>
      <text:p text:style-name="Code_20_block"><text:s text:c="2"/>jppf.discovery.exclude.ipv4 = </text:p>
      <text:p text:style-name="Code_20_block"><text:s text:c="2"/><text:span text:style-name="T6"># IPv6 address inclusion patterns</text:span></text:p>
      <text:p text:style-name="Code_20_block"><text:s text:c="2"/>jppf.discovery.include.ipv6 = </text:p>
      <text:p text:style-name="Code_20_block"><text:s text:c="2"/><text:span text:style-name="T6"># IPv6 address exclusion patterns</text:span></text:p>
      <text:p text:style-name="Code_20_block"><text:s text:c="2"/>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bookmark-ref text:reference-format="number-all-superior" text:ref-name="__RefHeading__24354852">5.4.2</text:bookmark-ref>) after the specified time.</text:p>
      <text:p text:style-name="P1"/>
      <text:p text:style-name="P1">The last four properties define inclusion and exclusion patterns for IPv4 and IPv6 addresses. Each of them defines a list of comma- or semicolumn- separated patterns. For the syntax of the IPv4 patterns, please refer to the Javadoc for the class <text:a xlink:type="simple" xlink:href="http://www.jppf.org/api-2.0/index.html?org/jppf/net/IPv4AddressPattern.html">IPv4AddressPattern</text:a>, and to <text:a xlink:type="simple" xlink:href="http://www.jppf.org/api-2.0/index.html?org/jppf/net/IPv6AddressPattern.html">IPv6AddressPattern</text:a> for IPv6 patterns syntax.</text:p>
      <text:p text:style-name="P1">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text:s text:c="2"/>jppf.discovery.include.ipv4 = 192.168.1.</text:p>
      <text:p text:style-name="Code_20_block"><text:s text:c="2"/>jppf.discovery.exclude.ipv4 = 192.168.1.100-</text:p>
      <text:p text:style-name="Standard"/>
      <text:p text:style-name="Standard">The inclusion pattern only allows IP addresses in the range 192.168.1.0 ... <text:s/>192.168.1.255</text:p>
      <text:p text:style-name="Standard">The exclusion pattern filters out IP addresses in the range 192.168.1.100 ... <text:s/>192.168.1.255</text:p>
      <text:p text:style-name="Standard">Thus, we actually defined a filter that only accepts addresses in the range 192.168.1.0 ... <text:s/>192.168.1.100</text:p>
      <text:p text:style-name="Standard"/>
      <text:p text:style-name="Standard">Instead of these 2 patterns, we could have simply defined the following equivalent inclusion pattern:</text:p>
      <text:p text:style-name="Standard"/>
      <text:p text:style-name="Code_20_block"><text:s text:c="2"/>jppf.discovery.include.ipv4 = 192.168.1.0-99</text:p>
      <text:list xml:id="list38472770" text:continue-numbering="true" text:style-name="Outline">
        <text:list-item>
          <text:list>
            <text:list-item>
              <text:list>
                <text:list-item>
                  <text:h text:style-name="Heading_20_3" text:outline-level="3"><text:bookmark-start text:name="__RefHeading__24354852"/>Manual network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Code_20_block"><text:s text:c="2"/><text:span text:style-name="T6"># IP address or host name of the server</text:span></text:p>
      <text:p text:style-name="Code_20_block"><text:s text:c="2"/>jppf.server.host = my_host</text:p>
      <text:p text:style-name="Code_20_block"><text:s text:c="2"/><text:span text:style-name="T6"># JPPF server port</text:span></text:p>
      <text:p text:style-name="Code_20_block"><text:s text:c="2"/>jppf.server.port = 11111</text:p>
      <text:p text:style-name="Standard"/>
      <text:p text:style-name="Standard">Not defining these properties is equivalent to assigning them their default value (i.e. “localhost” for the host address, 11111 for the port number). </text:p>
      <text:p text:style-name="P1"/>
      <text:p text:style-name="P20"><text:soft-page-break/><text:span text:style-name="T12">Backward compatibility with JPPF v2.x</text:span><text:span text:style-name="T1">: To avoid too much disruption in applications configured for JPPF v2.x, JPPF will use the server port defined with the “old" property "</text:span><text:span text:style-name="T12">class</text:span><text:span text:style-name="T11">.server.port</text:span><text:span text:style-name="T1">” if “</text:span><text:span text:style-name="T11">jppf.server.port</text:span><text:span text:style-name="T1">” is not defined.</text:span></text:p>
      <text:list xml:id="list38481855" text:continue-numbering="true"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node or client was disconnected, and cause one or more jobs to never return. To remedy to that situation, it is possible to configure an idle timeout on either side of the connection, so that the connection can be closed cleanly and grid operations can continue unhindered. This is done via the following property:</text:p>
      <text:p text:style-name="P1"/>
      <text:p text:style-name="Code_20_block"><text:s text:c="2"/>jppf.socket.max-idle = timeout_in_seconds</text:p>
      <text:p text:style-name="P1"/>
      <text:p text:style-name="P1">If the timeout value is less than 10 seconds, then it is considered as no timeout. The default value is -1.</text:p>
      <text:list xml:id="list38494957" text:continue-numbering="true"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Code_20_block"><text:s text:c="2"/><text:span text:style-name="T6"># Enable or disable management of this node</text:span></text:p>
      <text:p text:style-name="Code_20_block"><text:s text:c="2"/>jppf.management.enabled = true</text:p>
      <text:p text:style-name="P1"/>
      <text:p text:style-name="P1">When management is enabled, the following properties must be defined:</text:p>
      <text:p text:style-name="P1"/>
      <text:p text:style-name="P13"><text:s text:c="2"/># JMX management host IP address. If not specified (recommended), the first non-local</text:p>
      <text:p text:style-name="P13"><text:s text:c="2"/># IP address (i.e. neither 127.0.0.1 nor localhost) on this machine will be used.</text:p>
      <text:p text:style-name="Code_20_block"><text:span text:style-name="T6"><text:s text:c="2"/># If no non-local IP is found, localhost will be used.</text:span><text:line-break/> <text:s/>jppf.management.host = localhost<text:line-break/> <text:s/><text:line-break/> <text:s/><text:span text:style-name="T6"># JMX management port, used by the remote JMX connector</text:span><text:line-break/> <text:s/>jppf.management.port = 11198</text:p>
      <text:p text:style-name="P1"/>
      <text:p text:style-name="P1">These properties have the same meaning and usage as for a server, as described in the <text:a xlink:type="simple" xlink:href="#1.3.5.JMX management configuration|outline">driver JMX configuration section</text:a>.</text:p>
      <text:list xml:id="list38470381" text:continue-numbering="true" text:style-name="Outline">
        <text:list-item>
          <text:list>
            <text:list-item>
              <text:list>
                <text:list-item>
                  <text:h text:style-name="Heading_20_3" text:outline-level="3">Recovery and failover</text:h>
                </text:list-item>
              </text:list>
            </text:list-item>
          </text:list>
        </text:list-item>
      </text:list>
      <text:p text:style-name="P1">When the connection to a server is interrupted, the node will automatically attempt, for a given length of time, and at regular intervals, to reconnect to the same server. These properties are configured as follows, with their default values:</text:p>
      <text:p text:style-name="P1"/>
      <text:p text:style-name="Code_20_block"><text:s text:c="2"/><text:span text:style-name="T6"># number of seconds before the first reconnection attempt</text:span><text:line-break/> <text:s/>reconnect.initial.delay = 1<text:line-break/> <text:s/><text:line-break/> <text:s/><text:span text:style-name="T6"># time after which the system stops trying to reconnect, in seconds</text:span><text:line-break/> <text:s/><text:span text:style-name="T6"># a value of zero or less means it never stops</text:span></text:p>
      <text:p text:style-name="Code_20_block"><text:s text:c="2"/>reconnect.max.time = 60<text:line-break/> <text:s/><text:line-break/> <text:s/><text:span text:style-name="T6"># time between two connection attempts, in seconds</text:span><text:line-break/> <text:s/>reconnect.interval = 1</text:p>
      <text:p text:style-name="P7"/>
      <text:p text:style-name="P7">With these values, we have configured the recovery mechanism such that it will attempt to reconnect to the server after a 1 second delay, for 60 seconds and with connection attemps at 1 second intervals.</text:p>
      <text:list xml:id="list38469374" text:continue-numbering="true" text:style-name="Outline">
        <text:list-item>
          <text:list>
            <text:list-item>
              <text:list>
                <text:list-item>
                  <text:h text:style-name="Heading_20_3" text:outline-level="3"><text:bookmark-start text:name="__RefHeading__34101874"/>Interaction of failover and server discovery<text:bookmark-end text:name="__RefHeading__34101874"/></text:h>
                </text:list-item>
              </text:list>
            </text:list-item>
          </text:list>
        </text:list-item>
      </text:list>
      <text:p text:style-name="P1">When dicovery is enabled for the node (<text:span text:style-name="Code_20_char">jppf.dicovery.enabled = true</text:span>) and the maximum reconnection time is not infinite (<text:span text:style-name="Code_20_char">reconnect.max.time = &lt;strictly_positive_value&gt;</text:span>), a sophisticated failover mechanism takes place, following the sequence of steps below:</text:p>
      <text:p text:style-name="P7"/>
      <text:list xml:id="list38476937" text:continue-list="list38494321" text:style-name="List_20_1">
        <text:list-item>
          <text:p text:style-name="P36">the node attempts to reconnect to the driver to which it was previously connected (or attempted to connect), during a maximum time specified by the configuration property "r<text:span text:style-name="Code_20_char">econnect.max.time</text:span>" </text:p>
        </text:list-item>
        <text:list-item>
          <text:p text:style-name="P36">during this maximum time, it will make multiple attempts to connect to the same driver. This covers the case when the driver is restarted in the mean time.</text:p>
        </text:list-item>
        <text:list-item>
          <text:p text:style-name="P36">after this maximum time has elapsed, it will attempt to auto-discover another driver, during a maximum time, specified via the configuration property "<text:span text:style-name="Code_20_char">jppf.discovery.timeout</text:span>" (in milliseconds)</text:p>
        </text:list-item>
        <text:list-item>
          <text:p text:style-name="P36">if the node still fails to reconnect after this timeout has expired, it will fall back to the driver manually specified in the <text:soft-page-break/>node's configuration file</text:p>
        </text:list-item>
        <text:list-item>
          <text:p text:style-name="P36">the cycle starts again</text:p>
        </text:list-item>
      </text:list>
      <text:list xml:id="list38493406" text:continue-list="list38469374" text:style-name="Outline">
        <text:list-item>
          <text:list>
            <text:list-item>
              <text:list>
                <text:list-item>
                  <text:h text:style-name="Heading_20_3" text:outline-level="3">Recovery from hardware failures</text:h>
                </text:list-item>
              </text:list>
            </text:list-item>
          </text:list>
        </text:list-item>
      </text:list>
      <text:p text:style-name="P7">The mechanism to recover from hardwaire failure has its counterpart on each node, which works as follows:</text:p>
      <text:p text:style-name="P1"/>
      <text:list xml:id="list38479468" text:continue-list="list325035184615571270" text:style-name="L1">
        <text:list-item>
          <text:p text:style-name="P32">the node establishes a specific connection to the server, dedicated to failure detection</text:p>
        </text:list-item>
        <text:list-item>
          <text:p text:style-name="P32">at connection time, a handshake protocol takes place, where the node communicates a unique id (UUID) to the server</text:p>
        </text:list-item>
        <text:list-item>
          <text:p text:style-name="P32">the node will then attempt to get a message from the server (“check” message).</text:p>
        </text:list-item>
        <text:list-item>
          <text:p text:style-name="P32">if the message from the server is not received in a specified time frame, and this, a specified number of times in a row, the node will consider the connection to the server broken, will close it cleanly, and let the recovery and failover mechanism take over, as described in the <text:a xlink:type="simple" xlink:href="#1.4.6.Interaction of failover and server discovery|outline">previous section</text:a>.</text:p>
        </text:list-item>
      </text:list>
      <text:p text:style-name="P7"/>
      <text:p text:style-name="P7">The following configuration properties are those required by the nodes' hardware failure recovery mechanism implemented by the server:</text:p>
      <text:p text:style-name="P7"/>
      <text:p text:style-name="Code_20_block"><text:s text:c="2"/><text:span text:style-name="T6"># Enable recovery from hardware failures on the node. Default is false (disabled).</text:span></text:p>
      <text:p text:style-name="Code_20_block"><text:s text:c="2"/>jppf.recovery.enabled = false</text:p>
      <text:p text:style-name="Code_20_block"><text:s text:c="2"/></text:p>
      <text:p text:style-name="Code_20_block"><text:s text:c="2"/><text:span text:style-name="T6"># Dedicated port number for the detection of node failure, must be the same as</text:span></text:p>
      <text:p text:style-name="P13"><text:s text:c="2"/># the value specified in the server configuration. Default value is 22222.</text:p>
      <text:p text:style-name="Code_20_block"><text:s text:c="2"/>jppf.recovery.server.port = 22222</text:p>
      <text:p text:style-name="Code_20_block"><text:s text:c="4"/></text:p>
      <text:p text:style-name="P13"><text:s text:c="2"/># Maximum number of attempts to get a message from the server before the</text:p>
      <text:p text:style-name="P13"><text:s text:c="2"/># connection is considered broken. Default value is 2.</text:p>
      <text:p text:style-name="Code_20_block"><text:s text:c="2"/>jppf.recovery.max.retries = 2</text:p>
      <text:p text:style-name="Code_20_block"><text:s text:c="4"/></text:p>
      <text:p text:style-name="P13"><text:s text:c="2"/># Maximum time in milliseconds allowed for each attempt to get a message</text:p>
      <text:p text:style-name="P13"><text:s text:c="2"/># from the server. Default value is 60000 (1 minute).</text:p>
      <text:p text:style-name="Code_20_block"><text:s text:c="2"/>jppf.recovery.read.timeout = 60000</text:p>
      <text:p text:style-name="Standard"/>
      <text:p text:style-name="Standard"><text:span text:style-name="T5">Note</text:span>: <text:span text:style-name="T1">if server discovery is active for a node, then the port number specified for the driver will override the one specified in the node's configuration</text:span>.</text:p>
      <text:list xml:id="list38496720" text:continue-list="list38493406" text:style-name="Outline">
        <text:list-item>
          <text:list>
            <text:list-item>
              <text:list>
                <text:list-item>
                  <text:h text:style-name="Heading_20_3" text:outline-level="3">Processing threads</text:h>
                </text:list-item>
              </text:list>
            </text:list-item>
          </text:list>
        </text:list-item>
      </text:list>
      <text:p text:style-name="P7">A node can process multiple tasks concurrently, using a pool of threads. The size of this pool is configured as follows:</text:p>
      <text:p text:style-name="P7"/>
      <text:p text:style-name="Code_20_block"><text:s text:c="2"/><text:span text:style-name="T6"># number of threads running tasks in this node</text:span><text:line-break/> <text:s/>processing.threads = 4</text:p>
      <text:p text:style-name="Standard"/>
      <text:p text:style-name="Standard">If this property is not defined, its value defaults to the number of processors or cores available to the JVM.</text:p>
      <text:list xml:id="list38486129" text:continue-numbering="true" text:style-name="Outline">
        <text:list-item>
          <text:list>
            <text:list-item>
              <text:list>
                <text:list-item>
                  <text:h text:style-name="Heading_20_3" text:outline-level="3">Node process configuration</text:h>
                </text:list-item>
              </text:list>
            </text:list-item>
          </text:list>
        </text:list-item>
      </text:list>
      <text:p text:style-name="P19">In the same way as for a server (see <text:bookmark-ref text:reference-format="number-all-superior" text:ref-name="__RefHeading__27593401">5.3.7</text:bookmark-ref> <text:bookmark-ref text:reference-format="text" text:ref-name="__RefHeading__27593401">Server process configuration</text:bookmark-ref>), the node is made of 2 processes. In addition to the properties and environment inherited from the controller process, it is possible to specify other JVM options via the following configuration property:</text:p>
      <text:p text:style-name="Code_20_block"><text:s text:c="2"/>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text:s text:c="3"/>jppf.jvm.options = -cp lib/myJar1.jar:lib/myJar1.jar -Xmx512m</text:p>
      <text:list xml:id="list38475603"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p text:style-name="P1"/>
      <text:list xml:id="list38472392" text:continue-list="list38476937" text:style-name="List_20_1">
        <text:list-item>
          <text:p text:style-name="P38">if too many classes are loaded, the space reserved to the class definitions (permanent generation in Oracle JDK) will fill up and cause an “OutOfMemoryError: PermGen space”</text:p>
        </text:list-item>
        <text:list-item>
          <text:p text:style-name="P31">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text:s text:c="2"/>jppf.classloader.cache.size = 50</text:p>
      <text:p text:style-name="P1"/>
      <text:p text:style-name="P1">The default value for this property is 50, and the value must be at least equal to 1.</text:p>
      <text:list xml:id="list38465226" text:continue-list="list38475603" text:style-name="Outline">
        <text:list-item>
          <text:list>
            <text:list-item>
              <text:list>
                <text:list-item>
                  <text:h text:style-name="P26" text:outline-level="3">Class loader resources cache</text:h>
                </text:list-item>
              </text:list>
            </text:list-item>
          </text:list>
        </text:list-item>
      </text:list>
      <text:p text:style-name="P2"><text:span text:style-name="T17">To avoid uncessary network round trips, </text:span><text:span text:style-name="T18">the node class loaders store <text:s/>locally the resources found in their extended classpath </text:span><text:span text:style-name="T19">when</text:span><text:span text:style-name="T18"> one of their </text:span><text:span text:style-name="T19">methods</text:span><text:span text:style-name="T18"> </text:span><text:span text:style-name="Code_20_char"><text:span text:style-name="T18">getResourceAsStream()</text:span></text:span><text:span text:style-name="T18">, </text:span><text:span text:style-name="Code_20_char"><text:span text:style-name="T18">getResource(),</text:span></text:span><text:span text:style-name="T18"> </text:span><text:span text:style-name="Code_20_char"><text:span text:style-name="T18">getResources()</text:span></text:span><text:span text:style-name="T18"> </text:span><text:span text:style-name="T19">or </text:span><text:span text:style-name="Code_20_char"><text:span text:style-name="T19">getMultipleResources()</text:span></text:span><text:span text:style-name="T19"> is called. </text:span><text:span text:style-name="T18">The type of storage and location of the file-persisted cache can be configured as follows:</text:span></text:p>
      <text:p text:style-name="P9"/>
      <text:p text:style-name="P14"><text:span text:style-name="T19"><text:s text:c="2"/></text:span><text:span text:style-name="T7"># </text:span><text:span text:style-name="T8">type of storage: </text:span><text:span text:style-name="T7">either “file” (the default) or “memory”</text:span></text:p>
      <text:p text:style-name="P15"><text:s text:c="2"/>jppf.resource.cache.storage = file</text:p>
      <text:p text:style-name="P14"><text:span text:style-name="T19"><text:s text:c="2"/></text:span><text:span text:style-name="T8"># root location of the file-persisted caches</text:span></text:p>
      <text:p text:style-name="P14"><text:s text:c="2"/>jppf.resource.cache.dir = some_directory</text:p>
      <text:p text:style-name="P9"/>
      <text:p text:style-name="P10">When “file” persistence is configured, the node will fall back to memory persistence if the resource cannot be saved to the file system for any reason. This could happen, for instance, when the file system runs out of space.</text:p>
      <text:p text:style-name="P10"/>
      <text:p text:style-name="P11">For more details, please refer to the “Class Loading In JPPF &gt; Local caching of network resources” section of this documentation.</text:p>
      <text:list xml:id="list38491023"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Code_20_block"><text:s text:c="2"/><text:span text:style-name="T6">// permission to read, write, delete node log file in current directory</text:span></text:p>
      <text:p text:style-name="Code_20_block"><text:s text:c="2"/>permission java.io.FilePermission "${user.dir}/jppf-node.log", "read,write,delete";</text:p>
      <text:p text:style-name="Code_20_block"><text:s text:c="2"/><text:span text:style-name="T6">// permission to read all log4j system properties</text:span></text:p>
      <text:p text:style-name="Code_20_block"><text:s text:c="2"/>permission java.util.PropertyPermission "log4j.*", "read";</text:p>
      <text:p text:style-name="Code_20_block"><text:s text:c="2"/><text:span text:style-name="T6">// permission to connect to a MySQL database on the default port on localhost</text:span></text:p>
      <text:p text:style-name="Code_20_block"><text:s text:c="2"/>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Code_20_block"><text:s text:c="2"/><text:span text:style-name="T6"># Path to the security file, relative to the current directory or classpath</text:span></text:p>
      <text:p text:style-name="Code_20_block"><text:s text:c="2"/>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p text:style-name="Standard"/>
      <text:list xml:id="list38489883" text:continue-numbering="true" text:style-name="Outline">
        <text:list-item>
          <text:list>
            <text:list-item>
              <text:list>
                <text:list-item>
                  <text:h text:style-name="P27" text:outline-level="3">Full node configuration file (default values)</text:h>
                </text:list-item>
              </text:list>
            </text:list-item>
          </text:list>
        </text:list-item>
      </text:list>
      <text:p text:style-name="Code_20_block"><text:s text:c="2"/><text:span text:style-name="T6"># Host name, or ip address, of the host the JPPF driver is running on</text:span></text:p>
      <text:p text:style-name="Code_20_block"><text:s text:c="2"/>jppf.server.host = localhost</text:p>
      <text:p text:style-name="Code_20_block"><text:s text:c="2"/></text:p>
      <text:p text:style-name="Code_20_block"><text:s text:c="2"/><text:span text:style-name="T6"># JPPF server port number</text:span></text:p>
      <text:p text:style-name="Code_20_block"><text:s text:c="2"/>jppf.server.port = 11111</text:p>
      <text:p text:style-name="Code_20_block"><text:s text:c="2"/></text:p>
      <text:p text:style-name="Code_20_block"><text:s text:c="2"/><text:span text:style-name="T6"># Enabling JMX features</text:span></text:p>
      <text:p text:style-name="Code_20_block"><text:s text:c="2"/><text:span text:style-name="T10">jppf.management.enabled = true</text:span></text:p>
      <text:p text:style-name="Code_20_block"><text:s text:c="2"/></text:p>
      <text:p text:style-name="Code_20_block"><text:s text:c="2"/><text:span text:style-name="T6"># JMX management host IP address</text:span></text:p>
      <text:p text:style-name="Code_20_block"><text:s text:c="2"/><text:span text:style-name="T6">#jppf.management.host = localhost</text:span></text:p>
      <text:p text:style-name="Code_20_block"><text:s text:c="2"/></text:p>
      <text:p text:style-name="Code_20_block"><text:s text:c="2"/><text:span text:style-name="T6"># JMX management port</text:span></text:p>
      <text:p text:style-name="Code_20_block"><text:s text:c="2"/>jppf.management.port = 12001</text:p>
      <text:p text:style-name="Code_20_block"><text:s text:c="2"/></text:p>
      <text:p text:style-name="Code_20_block"><text:s text:c="2"/><text:span text:style-name="T6"># path to the JPPF security policy file</text:span></text:p>
      <text:p text:style-name="Code_20_block"><text:s text:c="2"/><text:span text:style-name="T6">#jppf.policy.file = config/jppf.policy</text:span></text:p>
      <text:p text:style-name="Code_20_block"><text:s text:c="2"/></text:p>
      <text:p text:style-name="Code_20_block"><text:s text:c="2"/><text:span text:style-name="T6"># Enable/Disable automatic discovery of JPPF drivers</text:span></text:p>
      <text:p text:style-name="Code_20_block"><text:s text:c="2"/>jppf.discovery.enabled = true</text:p>
      <text:p text:style-name="Code_20_block"><text:s text:c="2"/></text:p>
      <text:p text:style-name="Code_20_block"><text:s text:c="2"/><text:span text:style-name="T6"># UDP multicast group to which drivers broadcast their connection parameters</text:span></text:p>
      <text:p text:style-name="Code_20_block"><text:s text:c="2"/>jppf.discovery.group = 230.0.0.1</text:p>
      <text:p text:style-name="Code_20_block"><text:s text:c="2"/><text:span text:style-name="T6"># UDP multicast port to which drivers broadcast their connection parameters</text:span></text:p>
      <text:p text:style-name="Code_20_block"><text:s text:c="2"/>jppf.discovery.port = 11111</text:p>
      <text:p text:style-name="Code_20_block"><text:s text:c="2"/><text:span text:style-name="T6"># How long the <text:s/>node will attempt to automatically discover a driver before</text:span></text:p>
      <text:p text:style-name="Code_20_block"><text:s text:c="2"/><text:span text:style-name="T6"># falling back to the parameters specified in this configuration file</text:span></text:p>
      <text:p text:style-name="Code_20_block"><text:s text:c="2"/>jppf.discovery.timeout = 5000</text:p>
      <text:p text:style-name="Code_20_block"><text:s text:c="2"/></text:p>
      <text:p text:style-name="Code_20_block"><text:s text:c="2"/><text:span text:style-name="T6"># Automatic recovery: number of seconds before the first reconnection attempt</text:span></text:p>
      <text:p text:style-name="Code_20_block"><text:s text:c="2"/>reconnect.initial.delay = 1</text:p>
      <text:p text:style-name="Code_20_block"><text:s text:c="2"/></text:p>
      <text:p text:style-name="Code_20_block"><text:s text:c="2"/><text:span text:style-name="T6"># Time after which the system stops trying to reconnect, in seconds</text:span></text:p>
      <text:p text:style-name="Code_20_block"><text:s text:c="2"/>reconnect.max.time = 5</text:p>
      <text:p text:style-name="Code_20_block"><text:s text:c="2"/></text:p>
      <text:p text:style-name="Code_20_block"><text:s text:c="2"/><text:span text:style-name="T6"># Automatic recovery: time between two connection attempts, in seconds</text:span></text:p>
      <text:p text:style-name="Code_20_block"><text:s text:c="2"/>reconnect.interval = 1</text:p>
      <text:p text:style-name="Code_20_block"><text:s text:c="2"/></text:p>
      <text:p text:style-name="Code_20_block"><text:s text:c="2"/><text:span text:style-name="T6"># Processing Threads: number of threads running tasks in this node</text:span></text:p>
      <text:p text:style-name="P13"><text:s text:c="2"/>#processing.threads = 1</text:p>
      <text:p text:style-name="Code_20_block"><text:s text:c="2"/></text:p>
      <text:p text:style-name="Code_20_block"><text:s text:c="2"/><text:span text:style-name="T6"># Other JVM options added to the java command line when the node is started as</text:span></text:p>
      <text:p text:style-name="Code_20_block"><text:s text:c="2"/><text:span text:style-name="T6"># a subprocess. Multiple options are separated by spaces</text:span></text:p>
      <text:p text:style-name="Code_20_block"><text:s text:c="2"/>jppf.jvm.options = -server -Xmx256m</text:p>
      <text:p text:style-name="Code_20_block"><text:s text:c="2"/></text:p>
      <text:p text:style-name="Code_20_block"><text:s text:c="2"/><text:span text:style-name="T6"># size of the node's class loader cache</text:span></text:p>
      <text:p text:style-name="Code_20_block"><text:s text:c="2"/>jppf.classloader.cache.size = 10</text:p>
      <text:list xml:id="list38472300" text:continue-numbering="true" text:style-name="Outline">
        <text:list-item>
          <text:list>
            <text:list-item>
              <text:h text:style-name="P24" text:outline-level="2">Client and administration console configuration</text:h>
              <text:list>
                <text:list-item>
                  <text:h text:style-name="Heading_20_3" text:outline-level="3">Server discovery</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 text:c="2"/><text:span text:style-name="T6"># Enable or disable automatic discovery of JPPF drivers</text:span><text:line-break/> <text:s/>jppf.discovery.enabled = true</text:p>
      <text:p text:style-name="Code_20_block"><text:s text:c="2"/></text:p>
      <text:p text:style-name="Code_20_block"><text:s text:c="2"/><text:span text:style-name="T6"># UDP multicast group to which drivers broadcast their connection parameters</text:span><text:line-break/> <text:s/>jppf.discovery.group = 230.0.0.1<text:line-break/> <text:s/></text:p>
      <text:p text:style-name="Code_20_block"><text:s text:c="2"/><text:span text:style-name="T6"># UDP multicast port to which drivers broadcast their connection parameters</text:span><text:line-break/> <text:s/>jppf.discovery.port = 11111</text:p>
      <text:p text:style-name="Code_20_block"><text:s text:c="2"/></text:p>
      <text:p text:style-name="Code_20_block"><text:s text:c="2"/><text:span text:style-name="T6"># IPv4 address inclusion patterns</text:span></text:p>
      <text:p text:style-name="Code_20_block"><text:s text:c="2"/>jppf.discovery.include.ipv4 = </text:p>
      <text:p text:style-name="Code_20_block"><text:s text:c="2"/></text:p>
      <text:p text:style-name="Code_20_block"><text:s text:c="2"/><text:span text:style-name="T6"># IPv4 address exclusion patterns</text:span></text:p>
      <text:p text:style-name="Code_20_block"><text:s text:c="2"/>jppf.discovery.exclude.ipv4 = </text:p>
      <text:p text:style-name="Code_20_block"><text:s text:c="2"/></text:p>
      <text:p text:style-name="Code_20_block"><text:s text:c="2"/><text:span text:style-name="T6"># IPv6 address inclusion patterns</text:span></text:p>
      <text:p text:style-name="Code_20_block"><text:s text:c="2"/>jppf.discovery.include.ipv6 = </text:p>
      <text:p text:style-name="Code_20_block"><text:s text:c="2"/></text:p>
      <text:p text:style-name="Code_20_block"><text:s text:c="2"/><text:span text:style-name="T6"># IPv6 address exclusion patterns</text:span></text:p>
      <text:p text:style-name="Code_20_block"><text:s text:c="2"/>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A client can also create mutliple connections to each discovered server, effectively creating a connection pool that can be used for concurrent job submissions. The size of the connection pools is configured with the following property:</text:p>
      <text:p text:style-name="Standard"/>
      <text:p text:style-name="Code_20_block"><text:s text:c="2"/><text:span text:style-name="T6"># connection pool size for each discovered server; defaults to 1 (single connection)</text:span></text:p>
      <text:p text:style-name="Code_20_block"><text:s text:c="2"/>jppf.pool.size = 5</text:p>
      <text:p text:style-name="Standard"/>
      <text:p text:style-name="P1">Each server connection has an assigned name, following the pattern: “driver-&lt;n&gt;[-&lt;p&gt;]”, where n is a driver number, in order of discovery, and the optional p is the connection number, if the defined connection pool size is greater than 1.</text:p>
      <text:p text:style-name="Standard"/>
      <text:p text:style-name="Standard">For instance:</text:p>
      <text:p text:style-name="Standard"/>
      <text:list xml:id="list38472783" text:continue-list="list38472392" text:style-name="List_20_1">
        <text:list-item>
          <text:p text:style-name="P28">if we defined <text:span text:style-name="Code_20_char">jppf.pool.size = 1</text:span>, the first discovered driver will have 1 connection named “driver-1”</text:p>
        </text:list-item>
        <text:list-item>
          <text:p text:style-name="P28">if we defined <text:span text:style-name="Code_20_char">jppf.pool.size = 2</text:span>, the first discovered driver will have 2 connections named “driver-1-1” and “driver-1-2”</text:p>
        </text:list-item>
      </text:list>
      <text:p text:style-name="Standard"/>
      <text:p text:style-name="Standard">The inclusion and exclusion pattern definitions work exactly in the same way as for the node configuration. Please refer to section <text:bookmark-ref text:reference-format="number-all-superior" text:ref-name="__RefHeading__35184558">5.4.1</text:bookmark-ref> for more details.</text:p>
      <text:p text:style-name="Standard"/>
      <text:p text:style-name="P1">Additionally, it is possible to specifi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Code_20_block"><text:s text:c="2"/><text:span text:style-name="T6"># enable or disable multiple network interfaces for each driver</text:span></text:p>
      <text:p text:style-name="Code_20_block"><text:s text:c="2"/>jppf.pool.acceptMultipleInterfaces = false</text:p>
      <text:p text:style-name="Standard"/>
      <text:p text:style-name="P1">This property is set to <text:span text:style-name="Code_20_char">false</text:span> by default, meaning that only the first discovered interface for a driver will be taken into account.</text:p>
      <text:list xml:id="list38466070" text:continue-list="list38472300" text:style-name="Outline">
        <text:list-item>
          <text:list>
            <text:list-item>
              <text:list>
                <text:list-item>
                  <text:h text:style-name="Heading_20_3"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Code_20_block"><text:s text:c="2"/><text:span text:style-name="T6"># space-separated list of drivers this client may connect to</text:span></text:p>
      <text:p text:style-name="Code_20_block"><text:s text:c="2"/><text:span text:style-name="T6"># defaults to “default-driver”</text:span><text:line-break/> <text:s/>jppf.drivers = driver-1 driver-2</text:p>
      <text:p text:style-name="Standard"/>
      <text:p text:style-name="Standard"><text:soft-page-break/>Then for each driver, we will define the connection and behavior attributes, including:</text:p>
      <text:p text:style-name="Standard"/>
      <text:p text:style-name="P3">Connection to the JPPF server</text:p>
      <text:p text:style-name="Standard"/>
      <text:p text:style-name="Code_20_block"><text:s text:c="2"/><text:span text:style-name="T6"># host name, or ip address, of the host the JPPF driver is running on</text:span><text:line-break/> <text:s/>driver-1.jppf.server.host = localhost<text:line-break/> <text:s/><text:span text:style-name="T6"># port number for the on which the driver accepts connections</text:span><text:line-break/> <text:s/>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20"><text:span text:style-name="T12">Backward compatibility with JPPF v2.x</text:span><text:span text:style-name="T1">: To avoid too much disruption in applications configured for JPPF v2.x, JPPF will use the server port defined with the “old" property "</text:span><text:span text:style-name="T11">driver-1</text:span><text:span text:style-name="T1">.</text:span><text:span text:style-name="T12">class</text:span><text:span text:style-name="T11">.server.port</text:span><text:span text:style-name="T1">” if “</text:span><text:span text:style-name="T11">driver-1.jppf.server.port</text:span><text:span text:style-name="T1">” is not defined.</text:span></text:p>
      <text:p text:style-name="Standard"/>
      <text:p text:style-name="P3">Connection pool size</text:p>
      <text:p text:style-name="Standard"/>
      <text:p text:style-name="Code_20_block"><text:s text:c="2"/><text:span text:style-name="T6"># size of the pool of connections to this driver</text:span></text:p>
      <text:p text:style-name="Code_20_block"><text:s text:c="2"/>driver-1.jppf.pool.size = 5</text:p>
      <text:p text:style-name="Standard"/>
      <text:p text:style-name="P1">This allows the creation of a connection pool with a specific size for each server we connect to, whereas all pools would have the same size when server discovery is enabled.</text:p>
      <text:p text:style-name="P4"/>
      <text:p text:style-name="P4">Priority</text:p>
      <text:p text:style-name="Standard"/>
      <text:p text:style-name="Code_20_block"><text:s text:c="2"/><text:span text:style-name="T6"># assigned driver priority</text:span></text:p>
      <text:p text:style-name="Code_20_block"><text:s text:c="2"/>driver-1.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Standard"/>
      <text:p text:style-name="P21"><text:span text:style-name="T13">Note</text:span><text:span text:style-name="T1">: </text:span><text:span text:style-name="T2">the failover based on connection priority will only work if used in conjunction with the </text:span><text:a xlink:type="simple" xlink:href="http://www.jppf.org/api-3/index.html?org/jppf/client/utils/ClientWithFailover.html"><text:span text:style-name="T2">ClientWithFailover</text:span></text:a><text:span text:style-name="T2"> API</text:span><text:span text:style-name="T1">.</text:span><text:span text:style-name="T2">See the section </text:span><text:span text:style-name="T4">Development guide &gt; The ClientWithFailover wrapper class</text:span><text:span text:style-name="T2"> for details.</text:span></text:p>
      <text:p text:style-name="P12"/>
      <text:p text:style-name="P3">Connection to the management server</text:p>
      <text:p text:style-name="Standard"/>
      <text:p text:style-name="Code_20_block"><text:s text:c="2"/><text:span text:style-name="T6"># management host for this driver</text:span></text:p>
      <text:p text:style-name="Code_20_block"><text:s text:c="2"/>driver-1.jppf.management.host = localhost</text:p>
      <text:p text:style-name="Code_20_block"><text:s text:c="2"/><text:span text:style-name="T6"># management port for this driver</text:span></text:p>
      <text:p text:style-name="Code_20_block"><text:s text:c="2"/>driver-1.jppf.management.port = 11198</text:p>
      <text:p text:style-name="Standard"/>
      <text:p text:style-name="P1">This will allow direct access to the driver's JMX server using the client APIs, unless the client configuration property <text:span text:style-name="Code_20_char">jppf.management.enabled</text:span> is set to <text:span text:style-name="Code_20_char">false</text:span>.</text:p>
      <text:list xml:id="list38480286"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Code_20_block"><text:s text:c="2"/><text:span text:style-name="T6"># enable discovery</text:span></text:p>
      <text:p text:style-name="Code_20_block"><text:s text:c="2"/>jppf.discovery.enabled = true</text:p>
      <text:p text:style-name="Code_20_block"><text:s text:c="2"/><text:span text:style-name="T6"># specifiy both discovery and manually configured drivers</text:span></text:p>
      <text:p text:style-name="Code_20_block"><text:s text:c="2"/>jppf.drivers = <text:span text:style-name="T3">jppf_discovery</text:span> driver-1</text:p>
      <text:p text:style-name="Code_20_block"><text:s text:c="2"/><text:span text:style-name="T6"># host for this driver</text:span></text:p>
      <text:p text:style-name="Code_20_block"><text:s text:c="2"/>driver-1.jppf.server.host = my_host</text:p>
      <text:p text:style-name="Code_20_block"><text:s text:c="2"/><text:span text:style-name="T6"># port for this driver</text:span></text:p>
      <text:p text:style-name="Code_20_block"><text:s text:c="2"/>driver-1.jppf.server.port = 11111</text:p>
      <text:p text:style-name="Standard"/>
      <text:list xml:id="list38471396" text:continue-numbering="true" text:style-name="Outline">
        <text:list-item>
          <text:list>
            <text:list-item>
              <text:list>
                <text:list-item>
                  <text:h text:style-name="P27" text:outline-level="3">Recovery and failover</text:h>
                </text:list-item>
              </text:list>
            </text:list-item>
          </text:list>
        </text:list-item>
      </text:list>
      <text:p text:style-name="P1">As for the nodes, when the connection to a server is interrupted, the client will automatically attempt to reconnect to the same server. This is configured as follows, with the default values:</text:p>
      <text:p text:style-name="P1"/>
      <text:p text:style-name="Code_20_block"><text:s text:c="2"/><text:span text:style-name="T6"># number of seconds before the first reconnection attempt</text:span><text:line-break/> <text:s/>reconnect.initial.delay = 1<text:line-break/> <text:s/><text:line-break/> <text:s/><text:span text:style-name="T6"># time after which the system stops trying to reconnect, in seconds</text:span><text:line-break/> <text:s/><text:span text:style-name="T6"># a value of zero or less means it never stops</text:span></text:p>
      <text:p text:style-name="Code_20_block"><text:s text:c="2"/>reconnect.max.time = 60<text:line-break/> <text:s/><text:line-break/> <text:s/><text:span text:style-name="T6"># time between two connection attempts, in seconds</text:span><text:line-break/> <text:s/>reconnect.interval = 1</text:p>
      <text:p text:style-name="P7"/>
      <text:p text:style-name="P7">With these values, we have configured the recovery mechanism such that it will attempt to reconnect to the server after a 1 second delay, for 60 seconds and with connection attemps at 1 second intervals.</text:p>
      <text:list xml:id="list38496309" text:continue-numbering="true"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node or client was disconnected, and cause one or more jobs to never return. To remedy to that situation, it is possible to configure an idle timeout on either side of the connection, so that the connection can be closed cleanly and grid operations can continue unhindered. This is done via the following property:</text:p>
      <text:p text:style-name="P1"/>
      <text:p text:style-name="Code_20_block"><text:s text:c="2"/>jppf.socket.max-idle = timeout_in_seconds</text:p>
      <text:p text:style-name="P1"/>
      <text:p text:style-name="P1">If the timeout value is less than 10 seconds, then it is considered as no timeout. The default value is -1.</text:p>
      <text:list xml:id="list38472390" text:continue-numbering="true" text:style-name="Outline">
        <text:list-item>
          <text:list>
            <text:list-item>
              <text:list>
                <text:list-item>
                  <text:h text:style-name="Heading_20_3"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 can also be used for local testing and debugging before performing the “real-life” execution of a job.</text:p>
      <text:p text:style-name="P1"/>
      <text:p text:style-name="P1">Local execution is disabled by default. To enable it, set the following configuration property:</text:p>
      <text:p text:style-name="P1"/>
      <text:p text:style-name="Code_20_block"><text:s text:c="2"/><text:span text:style-name="T6"># enable local job execution; defaults to false</text:span><text:line-break/> <text:s/>jppf.local.execution.enabled = true</text:p>
      <text:p text:style-name="P7"/>
      <text:p text:style-name="P7">Local execution uses a pool of threads, whose size is configured as follows:</text:p>
      <text:p text:style-name="P7"/>
      <text:p text:style-name="Code_20_block"><text:s text:c="2"/><text:span text:style-name="T6"># number of threads to use for local execution</text:span><text:line-break/> <text:s/><text:span text:style-name="T6"># the default value is the number of CPUs or cores available to the JVM</text:span><text:line-break/> <text:s/>jppf.local.execution.threads = 4</text:p>
      <text:p text:style-name="P7"/>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Code_20_block"><text:s text:c="2"/><text:span text:style-name="T6"># enable remote job execution; defaults to true</text:span></text:p>
      <text:p text:style-name="Code_20_block"><text:s text:c="2"/>jppf.remote.execution.enabled = false</text:p>
      <text:p text:style-name="Standard"/>
      <text:list xml:id="list38468022" text:continue-numbering="true" text:style-name="Outline">
        <text:list-item>
          <text:list>
            <text:list-item>
              <text:list>
                <text:list-item>
                  <text:h text:style-name="P27" text:outline-level="3">Local execution flow</text:h>
                </text:list-item>
              </text:list>
            </text:list-item>
          </text:list>
        </text:list-item>
      </text:list>
      <text:p text:style-name="P1">You can specify how frequently you wish to receive notfiication of locally executed tasks, using either or both of the following parameters:</text:p>
      <text:p text:style-name="P1"/>
      <text:p text:style-name="Code_20_block"><text:s text:c="2"/><text:span text:style-name="T6"># specifies for how many completed tasks to wait until a notification is sent</text:span><text:line-break/> <text:s/>jppf.local.execution.accumulation.size = 4</text:p>
      <text:p text:style-name="Code_20_block"><text:s text:c="2"/></text:p>
      <text:p text:style-name="Code_20_block"><text:s text:c="2"/><text:span text:style-name="T6"># specifies how long to wait before a notification is sent</text:span></text:p>
      <text:p text:style-name="Code_20_block"><text:span text:style-name="T6"><text:s text:c="2"/># (if any task has completed)</text:span><text:line-break/> <text:s/>jppf.local.execution.accumulation.time = 100</text:p>
      <text:p text:style-name="Code_20_block"><text:s text:c="2"/><text:span text:style-name="T6"># Specifies the time unit:</text:span></text:p>
      <text:p text:style-name="Code_20_block"><text:span text:style-name="T6"><text:s text:c="2"/># <text:s text:c="2"/>n = nanoseconds <text:s text:c="7"/>M = minutes</text:span><text:line-break/><text:span text:style-name="T6"> <text:s/># <text:s text:c="2"/>m = milliseconds <text:s text:c="6"/>h = hours</text:span><text:line-break/><text:span text:style-name="T6"> <text:s/># <text:s text:c="2"/>s = seconds <text:s text:c="11"/>d = days</text:span><text:line-break/> <text:s/>jppf.local.execution.accumulation.unit = m</text:p>
      <text:p text:style-name="P7"/>
      <text:p text:style-name="P7">If both accumulation time and size are used at the same time, a notification will be sent whenever the size is reached, or the time is reached, whichever happens first. If neither is specified, the tasks wil be returned all at once.</text:p>
      <text:list xml:id="list38496882" text:continue-numbering="true" text:style-name="Outline">
        <text:list-item>
          <text:list>
            <text:list-item>
              <text:list>
                <text:list-item>
                  <text:h text:style-name="Heading_20_3"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driver load-balancing configuration</text:a> section for the configuration details. The default configuration, if none is provided, is equivalent to the following:</text:p>
      <text:p text:style-name="P1"/>
      <text:p text:style-name="Code_20_block"><text:s text:c="2"/><text:span text:style-name="T6"># name of the load balancing algorithm</text:span></text:p>
      <text:p text:style-name="Code_20_block"><text:s text:c="2"/>jppf.load.balancing.algorithm = proportional</text:p>
      <text:p text:style-name="P13"><text:s text:c="2"/># name of the set of parameter values (aka profile) to use for the algorithm</text:p>
      <text:p text:style-name="Code_20_block"><text:s text:c="2"/>jppf.load.balancing.strategy = test</text:p>
      <text:p text:style-name="Code_20_block"><text:s text:c="2"/><text:span text:style-name="T6"># "proportional" profile</text:span></text:p>
      <text:p text:style-name="Code_20_block"><text:s text:c="2"/>strategy.test.performanceCacheSize = 2000</text:p>
      <text:p text:style-name="Code_20_block"><text:s text:c="2"/>strategy.test.proportionalityFactor = 1</text:p>
      <text:p text:style-name="Code_20_block"><text:s text:c="2"/>strategy.test.initialSize = 10</text:p>
      <text:p text:style-name="Code_20_block"><text:s text:c="2"/>strategy.test.initialMeanTime = 1e9</text:p>
      <text:p text:style-name="P1"/>
      <text:p text:style-name="P1">Also note that the load balancing is active even if only remote execution is available. This has an impact on how tasks within a job will be sent tot he server. For instance, if the “manual” algorithm is configured, with a size of 1, this means the tasks in a job will be sent one at a time.</text:p>
      <text:list xml:id="list38493004" text:continue-numbering="true" text:style-name="Outline">
        <text:list-item>
          <text:list>
            <text:list-item>
              <text:list>
                <text:list-item>
                  <text:h text:style-name="P27" text:outline-level="3">Full client configuration file (default values)</text:h>
                </text:list-item>
              </text:list>
            </text:list-item>
          </text:list>
        </text:list-item>
      </text:list>
      <text:p text:style-name="Code_20_block"><text:s text:c="2"/><text:span text:style-name="T6"># list of drivers this client may connect to</text:span></text:p>
      <text:p text:style-name="Code_20_block"><text:s text:c="2"/>jppf.drivers = driver-1 driver-2</text:p>
      <text:p text:style-name="Code_20_block"><text:s text:c="2"/></text:p>
      <text:p text:style-name="Code_20_block"><text:s text:c="2"/><text:span text:style-name="T6"># host name, or ip address, of the host the JPPF driver is running on</text:span></text:p>
      <text:p text:style-name="Code_20_block"><text:s text:c="2"/>driver-1.jppf.server.host = localhost</text:p>
      <text:p text:style-name="Code_20_block"><text:s text:c="2"/><text:span text:style-name="T6"># port number for the class server that performs remote class loading</text:span></text:p>
      <text:p text:style-name="Code_20_block"><text:s text:c="2"/>driver-1.jppf.server.port = 11111</text:p>
      <text:p text:style-name="Code_20_block"><text:s text:c="2"/><text:span text:style-name="T6"># priority given to the driver connection</text:span></text:p>
      <text:p text:style-name="Code_20_block"><text:s text:c="2"/>driver-1.priority = 0</text:p>
      <text:p text:style-name="Code_20_block"><text:s text:c="2"/><text:span text:style-name="T6"># connection poool size</text:span></text:p>
      <text:p text:style-name="Code_20_block"><text:s text:c="2"/>driver-1.jppf.pool.size = 1</text:p>
      <text:p text:style-name="Code_20_block"><text:s text:c="2"/></text:p>
      <text:p text:style-name="Code_20_block"><text:s text:c="2"/><text:span text:style-name="T6"># host name for the management server</text:span></text:p>
      <text:p text:style-name="Code_20_block"><text:s text:c="2"/>driver-1.jppf.management.host = localhost</text:p>
      <text:p text:style-name="Code_20_block"><text:s text:c="2"/><text:span text:style-name="T6"># port number for the management server</text:span></text:p>
      <text:p text:style-name="Code_20_block"><text:s text:c="2"/>driver-1.jppf.management.port = 11198</text:p>
      <text:p text:style-name="Code_20_block"><text:s text:c="2"/></text:p>
      <text:p text:style-name="Code_20_block"><text:s text:c="2"/><text:span text:style-name="T6"># configuration for driver-2</text:span></text:p>
      <text:p text:style-name="Code_20_block"><text:s text:c="2"/>driver-2.jppf.server.host = my.host.com</text:p>
      <text:p text:style-name="Code_20_block"><text:s text:c="2"/>driver-2.jppf.server.port = 11121</text:p>
      <text:p text:style-name="Code_20_block"><text:s text:c="2"/>driver-2.jppf.management.port = 12003</text:p>
      <text:p text:style-name="Code_20_block"><text:s text:c="2"/>driver-2.priority = 10</text:p>
      <text:p text:style-name="Code_20_block"><text:s text:c="2"/>driver-2.jppf.pool.size = 1</text:p>
      <text:p text:style-name="Code_20_block"><text:s text:c="2"/></text:p>
      <text:p text:style-name="Code_20_block"><text:s text:c="2"/><text:span text:style-name="T6"># enable/disable automatic discovery of JPPF drivers</text:span></text:p>
      <text:p text:style-name="Code_20_block"><text:s text:c="2"/>jppf.discovery.enabled = true</text:p>
      <text:p text:style-name="Code_20_block"><text:s text:c="2"/><text:span text:style-name="T6"># UDP multicast group to which drivers broadcast their connection parameters</text:span></text:p>
      <text:p text:style-name="Code_20_block"><text:s text:c="2"/>jppf.discovery.group = 230.0.0.1</text:p>
      <text:p text:style-name="Code_20_block"><text:s text:c="2"/><text:span text:style-name="T6"># UDP multicast port to which drivers broadcast their connection parameters</text:span></text:p>
      <text:p text:style-name="Code_20_block"><text:s text:c="2"/>jppf.discovery.port = 11111</text:p>
      <text:p text:style-name="Code_20_block"><text:s text:c="2"/></text:p>
      <text:p text:style-name="Code_20_block"><text:s text:c="2"/><text:span text:style-name="T6"># automatic recovery: number of seconds before the first reconnection attempt</text:span></text:p>
      <text:p text:style-name="Code_20_block"><text:s text:c="2"/>reconnect.initial.delay = 1</text:p>
      <text:p text:style-name="Code_20_block"><text:s text:c="2"/><text:span text:style-name="T6"># time after which the system stops trying to reconnect, in seconds</text:span></text:p>
      <text:p text:style-name="Code_20_block"><text:s text:c="2"/>reconnect.max.time = 5</text:p>
      <text:p text:style-name="Code_20_block"><text:s text:c="2"/><text:span text:style-name="T6"># automatic recovery: time between two connection attempts, in seconds</text:span></text:p>
      <text:p text:style-name="Code_20_block"><text:s text:c="2"/>reconnect.interval = 1</text:p>
      <text:p text:style-name="Code_20_block"><text:s text:c="2"/></text:p>
      <text:p text:style-name="Code_20_block"><text:s text:c="2"/><text:span text:style-name="T6"># enable/disable local job execution; defaults to false</text:span><text:line-break/> <text:s/>jppf.local.execution.enabled = false</text:p>
      <text:p text:style-name="Code_20_block"><text:s text:c="2"/><text:span text:style-name="T6"># number of threads to use for local execution</text:span><text:line-break/> <text:s/>jppf.local.execution.threads = 4</text:p>
      <text:p text:style-name="Code_20_block"><text:s text:c="2"/><text:span text:style-name="T6"># specifies for how many completed tasks to wait before a notification is sent</text:span><text:line-break/> <text:s/>jppf.local.execution.accumulation.size = 4</text:p>
      <text:p text:style-name="Code_20_block"><text:s text:c="2"/><text:span text:style-name="T6"># how long to wait before a notification is sent</text:span></text:p>
      <text:p text:style-name="Code_20_block"><text:s text:c="2"/>jppf.local.execution.accumulation.time = 100</text:p>
      <text:p text:style-name="Code_20_block"><text:s text:c="2"/><text:span text:style-name="T6"># the time unit</text:span></text:p>
      <text:p text:style-name="Code_20_block"><text:s text:c="2"/>jppf.local.execution.accumulation.unit = m</text:p>
      <text:p text:style-name="Code_20_block"><text:s text:c="2"/></text:p>
      <text:p text:style-name="Code_20_block"><text:s text:c="2"/><text:span text:style-name="T6"># name of the load balancing algorithm</text:span></text:p>
      <text:p text:style-name="Code_20_block"><text:s text:c="2"/>jppf.load.balancing.algorithm = proportional</text:p>
      <text:p text:style-name="P13"><text:s text:c="2"/># name of the set of parameter values (aka profile) to use for the algorithm</text:p>
      <text:p text:style-name="Code_20_block"><text:s text:c="2"/>jppf.load.balancing.strategy = test</text:p>
      <text:p text:style-name="Code_20_block"><text:s text:c="2"/><text:span text:style-name="T6"># "proportional" profile</text:span></text:p>
      <text:p text:style-name="Code_20_block"><text:s text:c="2"/>strategy.test.performanceCacheSize = 2000</text:p>
      <text:p text:style-name="Code_20_block"><text:s text:c="2"/>strategy.test.proportionalityFactor = 1</text:p>
      <text:p text:style-name="Code_20_block"><text:s text:c="2"/>strategy.test.initialSize = 10</text:p>
      <text:p text:style-name="Code_20_block"><text:s text:c="2"/>strategy.test.initialMeanTime = 1e9 <text:s/></text:p>
      <text:p text:style-name="P7"/>
      <text:p text:style-name="P7"/>
      <text:list xml:id="list38472836" text:continue-numbering="true" text:style-name="Outline">
        <text:list-item>
          <text:list>
            <text:list-item>
              <text:h text:style-name="P24" text:outline-level="2">Configuring SSL/TLS communications</text:h>
            </text:list-item>
          </text:list>
        </text:list-item>
      </text:list>
      <text:p text:style-name="P7"/>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docs.oracle.com/javase/6/docs/technotes/guides/security/jsse/JSSERefGuide.html">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38487748" text:continue-numbering="true" text:style-name="Outline">
        <text:list-item>
          <text:list>
            <text:list-item>
              <text:list>
                <text:list-item>
                  <text:h text:style-name="Heading_20_3" text:outline-level="3">Enabling secure connectivity</text:h>
                  <text:list>
                    <text:list-item>
                      <text:h text:style-name="Heading_20_4" text:outline-level="4">In the nodes and clients</text:h>
                    </text:list-item>
                  </text:list>
                </text:list-item>
              </text:list>
            </text:list-item>
          </text:list>
        </text:list-item>
      </text:list>
      <text:p text:style-name="P1">Nodes and clients use either secure connections, or non-secure connections, but not both at the same time. Thus, this is determined from a single configuration property in their respective configuration file:</text:p>
      <text:p text:style-name="P1"/>
      <text:p text:style-name="Code_20_block"><text:span text:style-name="T6"># Enable SSL. Default value is false (disabled).</text:span></text:p>
      <text:p text:style-name="P13"># If enabled, only SSL/TLS connections are established</text:p>
      <text:p text:style-name="Code_20_block">jppf.ssl.enabled = true</text:p>
      <text:p text:style-name="P1"/>
      <text:p text:style-name="P1">For a node, this also means that its embedded JMX server will only accept secure connections. Apart from the SSL configuration itself, no other properties are required to enable secure connections: the hosts and ports defined in the configuration or via server discovery will be assumed to be secure. If they are not, no connection will be possible.</text:p>
      <text:list xml:id="list38494924"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13"># Port number to which the server listens for secure connections, defaults to 11443</text:p>
      <text:p text:style-name="P13"># A negative value indicates that no secure connection is accepted</text:p>
      <text:p text:style-name="Code_20_block">jppf.ssl.server.port = 11443</text:p>
      <text:p text:style-name="Code_20_block"/>
      <text:p text:style-name="Code_20_block"><text:span text:style-name="T6"># toggle to enable secure connections to remote peer servers, defaults to false</text:span></text:p>
      <text:p text:style-name="Code_20_block">jppf.peer.ssl.enabled = true</text:p>
      <text:p text:style-name="Code_20_block"/>
      <text:p text:style-name="Code_20_block"><text:span text:style-name="T6"># Enabling JMX features via secure connections, defaults to false</text:span></text:p>
      <text:p text:style-name="Code_20_block">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Code_20_block"><text:span text:style-name="T6"># disable non-secure connections</text:span></text:p>
      <text:p text:style-name="Code_20_block">jppf.server.port = <text:span text:style-name="T5">-1</text:span></text:p>
      <text:p text:style-name="Code_20_block"><text:span text:style-name="T6"># enable secure connections</text:span></text:p>
      <text:p text:style-name="Code_20_block">jppf.ssl.server.port = 11443</text:p>
      <text:p text:style-name="P1"/>
      <text:p text:style-name="P8">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Code_20_block"><text:span text:style-name="T6"># Enabling JMX via non-secure connections, defaults to true</text:span></text:p>
      <text:p text:style-name="Code_20_block">jppf.management.enabled = false</text:p>
      <text:p text:style-name="Code_20_block"><text:span text:style-name="T6"># Enabling JMX via secure connections, defaults to false</text:span></text:p>
      <text:p text:style-name="Code_20_block">jppf.management.ssl.enabled = true</text:p>
      <text:p text:style-name="Code_20_block"><text:span text:style-name="T6"># Secure JMX server port</text:span></text:p>
      <text:p text:style-name="Code_20_block">jppf.management.ssl.port = 11193</text:p>
      <text:list xml:id="list38490378" text:continue-numbering="true" text:style-name="Outline">
        <text:list-item>
          <text:list>
            <text:list-item>
              <text:list>
                <text:list-item>
                  <text:h text:style-name="Heading_20_3" text:outline-level="3"><text:soft-page-break/>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38475584"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Code_20_block"><text:span text:style-name="T6"># location of the SSL configuration in the file system or classpath</text:span></text:p>
      <text:p text:style-name="Code_20_block">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38488573"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13"># SSL configuration as an arbitrary source. Value is the fully qualified name</text:p>
      <text:p text:style-name="P13"># of an implementation of java.util.concurrent.Callable&lt;InputStream&gt; with optional</text:p>
      <text:p text:style-name="P13"># space-separated arguments</text:p>
      <text:p text:style-name="Code_20_block">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docs.oracle.com/javase/6/docs/api/index.html?java/util/concurrent/Callable.html">Callable</text:a>&lt;<text:a xlink:type="simple" xlink:href="http://docs.oracle.com/javase/6/docs/api/index.html?java/io/InputStream.html">InputStream</text:a>&gt; and which must have either a noarg constructor, or a (String...args) vararg constructor.</text:p>
      <text:p text:style-name="P1"/>
      <text:p text:style-name="P1">For example, the predefined JPPF plugin <text:a xlink:type="simple" xlink:href="http://www.jppf.org/api-3/index.html?org/jppf/ssl/FileStoreSource.html"><text:span text:style-name="Code_20_char">FileStoreSource</text:span></text:a> is implemented as follows:</text:p>
      <text:p text:style-name="P1"/>
      <text:p text:style-name="Code_20_block">package org.jppf.ssl;</text:p>
      <text:p text:style-name="Code_20_block"/>
      <text:p text:style-name="Code_20_block">import java.io.InputStream;</text:p>
      <text:p text:style-name="Code_20_block">import java.util.concurrent.Callable;</text:p>
      <text:p text:style-name="Code_20_block">import org.jppf.utils.FileUtils;</text:p>
      <text:p text:style-name="Code_20_block"/>
      <text:p text:style-name="Code_20_block"><text:span text:style-name="T6">// A secure store source that uses a file as source</text:span></text:p>
      <text:p text:style-name="Code_20_block">public class FileStoreSource implements Callable&lt;InputStream&gt; {</text:p>
      <text:p text:style-name="Code_20_block"/>
      <text:p text:style-name="Code_20_block"><text:s text:c="2"/><text:span text:style-name="T6">// Optional arguments that may be specified in the configuration</text:span></text:p>
      <text:p text:style-name="Code_20_block"><text:s text:c="2"/>private final String[] args;</text:p>
      <text:p text:style-name="Code_20_block"/>
      <text:p text:style-name="Code_20_block"><text:s text:c="2"/>public FileStoreSource(final String... args) throws Exception {</text:p>
      <text:p text:style-name="Code_20_block"><text:s text:c="4"/>this.args = args;</text:p>
      <text:p text:style-name="Code_20_block"><text:s text:c="4"/>if ((args == null) || (args.length == 0))</text:p>
      <text:p text:style-name="Code_20_block"><text:s text:c="6"/>throw new SSLConfigurationException("missing parameter: file path");</text:p>
      <text:p text:style-name="Code_20_block"><text:s text:c="2"/>}</text:p>
      <text:p text:style-name="Code_20_block"/>
      <text:p text:style-name="Code_20_block"><text:s text:c="2"/>@Override</text:p>
      <text:p text:style-name="Code_20_block"><text:s text:c="2"/>public InputStream call() throws Exception {</text:p>
      <text:p text:style-name="Code_20_block"><text:s text:c="4"/><text:span text:style-name="T6">// lookup in the file system, then in the classpath</text:span></text:p>
      <text:p text:style-name="Code_20_block"><text:s text:c="4"/>InputStream is = FileUtils.getFileInputStream(args[0]);</text:p>
      <text:p text:style-name="Code_20_block"><text:s text:c="4"/>if (is == null)</text:p>
      <text:p text:style-name="Code_20_block"><text:s text:c="6"/>throw new SSLConfigurationException("could not find file " + args[0]); </text:p>
      <text:p text:style-name="Code_20_block"><text:s text:c="4"/>return is;</text:p>
      <text:p text:style-name="Code_20_block"><text:s text:c="2"/>}</text:p>
      <text:p text:style-name="Code_20_block">}</text:p>
      <text:p text:style-name="P1"/>
      <text:p text:style-name="P1">We can then use it in the configuration:</text:p>
      <text:p text:style-name="P1"/>
      <text:p text:style-name="Code_20_block">jppf.ssl.configuration.source = org.jppf.ssl.FileStoreSource config/ssl/ssl.properties</text:p>
      <text:p text:style-name="P1"><text:soft-page-break/></text:p>
      <text:p text:style-name="P1">which is in fact equivalent to:</text:p>
      <text:p text:style-name="P1"/>
      <text:p text:style-name="Code_20_block">jppf.ssl.configuration.file = config/ssl/ssl.properties</text:p>
      <text:list xml:id="list38484252"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docs.oracle.com/javase/6/docs/api/index.html?javax/net/ssl/SSLContext.html"><text:span text:style-name="Code_20_char">SSLContext</text:span></text:a>, <text:a xlink:type="simple" xlink:href="http://docs.oracle.com/javase/6/docs/api/index.html?javax/net/ssl/SSLSocket.html"><text:span text:style-name="Code_20_char">SSLSocket</text:span></text:a> and <text:a xlink:type="simple" xlink:href="http://docs.oracle.com/javase/6/docs/api/index.html?javax/net/ssl/SSLEngine.html"><text:span text:style-name="Code_20_char">SSLEngine</text:span></text:a> objects.</text:p>
      <text:list xml:id="list38489980"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docs.oracle.com/javase/6/docs/api/javax/net/ssl/SSLContext.html#getInstance(java.lang.String)"><text:span text:style-name="Code_20_char">SSLContext.getInstance(String protocol)</text:span></text:a>. It is defined as:</text:p>
      <text:p text:style-name="P1"/>
      <text:p text:style-name="Code_20_block"><text:span text:style-name="T6"># SSLContext protocol, defaults to SSL</text:span></text:p>
      <text:p text:style-name="Code_20_block">jppf.ssl.context.protocol = SSL</text:p>
      <text:p text:style-name="P1"/>
      <text:p text:style-name="P1">A list of valid protocol names is available <text:a xlink:type="simple" xlink:href="http://docs.oracle.com/javase/6/docs/technotes/guides/security/StandardNames.html#SSLContext">here</text:a>.</text:p>
      <text:list xml:id="list38482979"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docs.oracle.com/javase/6/docs/api/javax/net/ssl/SSLEngine.html#getEnabledProtocols()"><text:span text:style-name="Code_20_char">SSLEngine.getEnabledProtocols()</text:span></text:a>. It is defined as a list of space-separated names:</text:p>
      <text:p text:style-name="P1"/>
      <text:p text:style-name="Code_20_block"><text:span text:style-name="T6"># list of space-separated enabled protocols</text:span></text:p>
      <text:p text:style-name="Code_20_block">jppf.ssl.protocols = SSLv2Hello SSLv3</text:p>
      <text:p text:style-name="P1"/>
      <text:p text:style-name="P1">A list of valid protocol versions is available <text:a xlink:type="simple" xlink:href="http://docs.oracle.com/javase/6/docs/technotes/guides/security/SunProviders.html#SunJSSEProvider">here</text:a>.</text:p>
      <text:list xml:id="list38491654"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docs.oracle.com/javase/6/docs/api/javax/net/ssl/SSLEngine.html#getEnabledCipherSuites()"><text:span text:style-name="Code_20_char">SSLEngine.getEnabledCipherSuites()</text:span></text:a>. It is defined as a list of space-separated names:</text:p>
      <text:p text:style-name="P1"/>
      <text:p text:style-name="Code_20_block"><text:span text:style-name="T6"># enabled cipher suites as a list of space-separated values</text:span></text:p>
      <text:p text:style-name="Code_20_block">jppf.ssl.cipher.suites = SSL_RSA_WITH_RC4_128_MD5 SSL_RSA_WITH_RC4_128_SHA</text:p>
      <text:p text:style-name="P1"/>
      <text:p text:style-name="P1">A list of supported cipher suites is available <text:a xlink:type="simple" xlink:href="http://docs.oracle.com/javase/6/docs/technotes/guides/security/StandardNames.html#SupportedCipherSuites">here</text:a>.</text:p>
      <text:list xml:id="list38464326"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docs.oracle.com/javase/6/docs/api/javax/net/ssl/SSLEngine.html#getWantClientAuth()"><text:span text:style-name="Code_20_char">SSLEngine.getWantClientAuth()</text:span></text:a><text:span text:style-name="Code_20_char"> </text:span>and <text:a xlink:type="simple" xlink:href="http://docs.oracle.com/javase/6/docs/api/javax/net/ssl/SSLEngine.html#getNeedClientAuth()"><text:span text:style-name="Code_20_char">SSLEngine.getNeedClientAuth()</text:span></text:a>. It is defined as:</text:p>
      <text:p text:style-name="P1"/>
      <text:p text:style-name="Code_20_block"><text:span text:style-name="T6"># client authentication mode</text:span></text:p>
      <text:p text:style-name="P13"># possible values: none | want | need</text:p>
      <text:p text:style-name="Code_20_block">jppf.ssl.client.auth = none</text:p>
      <text:list xml:id="list38484861"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Code_20_block"><text:span text:style-name="T6"># path to the key store on the file system</text:span></text:p>
      <text:p text:style-name="Code_20_block">jppf.ssl.keystore.file = config/ssl/keystore.ks</text:p>
      <text:p text:style-name="Code_20_block"><text:span text:style-name="T6"># an implementation of Callable&lt;InputStream&gt; with optional space-separated arguments</text:span></text:p>
      <text:p text:style-name="Code_20_block">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Code_20_block"><text:span text:style-name="T6"># keystore password in clear text</text:span></text:p>
      <text:p text:style-name="Code_20_block">jppf.ssl.keystore.password = password</text:p>
      <text:p text:style-name="Code_20_block"><text:span text:style-name="T6"># keystore password from an arbitrary source</text:span></text:p>
      <text:p text:style-name="Code_20_block"><text:span text:style-name="T6"># the source is an implementation of Callable&lt;char[]&gt; with optional parameters</text:span></text:p>
      <text:p text:style-name="Code_20_block">jppf.ssl.keystore.password.source = org.jppf.ssl.PlainTextPassword password</text:p>
      <text:list xml:id="list38492386" text:continue-numbering="true" text:style-name="Outline">
        <text:list-item>
          <text:list>
            <text:list-item>
              <text:list>
                <text:list-item>
                  <text:list>
                    <text:list-item>
                      <text:h text:style-name="Heading_20_4" text:outline-level="4"><text:soft-page-break/>Trust store and associated password</text:h>
                    </text:list-item>
                  </text:list>
                </text:list-item>
              </text:list>
            </text:list-item>
          </text:list>
        </text:list-item>
      </text:list>
      <text:p text:style-name="P1">The trust store and its password are defined in the same way as for the key store:</text:p>
      <text:p text:style-name="P1"/>
      <text:p text:style-name="Code_20_block"><text:span text:style-name="T6"># path to the trust store on the file system</text:span></text:p>
      <text:p text:style-name="Code_20_block">jppf.ssl.truststore.file = config/ssl/truststore.ks</text:p>
      <text:p text:style-name="Code_20_block"><text:span text:style-name="T6"># an implementation of Callable&lt;InputStream&gt; with optional space-separated arguments</text:span></text:p>
      <text:p text:style-name="Code_20_block">jppf.ssl.truststore.source = org.jppf.ssl.FileStoreSource config/ssl/truststore.ks</text:p>
      <text:p text:style-name="Code_20_block"/>
      <text:p text:style-name="Code_20_block"><text:span text:style-name="T6"># keystore password in clear text</text:span></text:p>
      <text:p text:style-name="Code_20_block">jppf.ssl.truststore.password = password</text:p>
      <text:p text:style-name="Code_20_block"><text:span text:style-name="T6"># keystore password from an arbitrary source</text:span></text:p>
      <text:p text:style-name="Code_20_block"><text:span text:style-name="T6"># the source is an implementation of Callable&lt;char[]&gt; with opptional parameters</text:span></text:p>
      <text:p text:style-name="Code_20_block">jppf.ssl.truststore.password.source = org.jppf.ssl.PlainTextPassword password</text:p>
      <text:list xml:id="list38493376" text:continue-numbering="true" text:style-name="Outline">
        <text:list-item>
          <text:list>
            <text:list-item>
              <text:list>
                <text:list-item>
                  <text:list>
                    <text:list-item>
                      <text:h text:style-name="Heading_20_4" text:outline-level="4"><text:span text:style-name="T24">Special case: distinct driver trust stores for nodes and clients</text:span></text:h>
                    </text:list-item>
                  </text:list>
                </text:list-item>
              </text:list>
            </text:list-item>
          </text:list>
        </text:list-item>
      </text:list>
      <text:p text:style-name="P37"><text:span text:style-name="T24">In the case when the JPPF driver has mutual authentication enabled (jppf.ssl.client.auth = need”), it might be desirable to use distinct trust stores for the certificates of the nodes and the clients that will connect to the driver. This can be done as follows:</text:span></text:p>
      <text:p text:style-name="P37"><text:span text:style-name="T24"/></text:p>
      <text:p text:style-name="P40"><text:span text:style-name="T24"># specify that a separate trust store must be used for client certificates</text:span></text:p>
      <text:p text:style-name="P39"><text:span text:style-name="T15">jppf.ssl.client.distinct.truststore = true</text:span><text:span text:style-name="T6"> <text:s/></text:span></text:p>
      <text:p text:style-name="P39"><text:span text:style-name="T6"><text:s text:c="2"/></text:span></text:p>
      <text:p text:style-name="P39"><text:span text:style-name="T6"># path to the </text:span><text:span text:style-name="T9">client </text:span><text:span text:style-name="T6">trust store on the file system</text:span></text:p>
      <text:p text:style-name="P39">jppf.ssl.<text:span text:style-name="T24">client</text:span>.truststore.file = config/ssl/truststore_<text:span text:style-name="T24">cli</text:span>.ks</text:p>
      <text:p text:style-name="P39"><text:span text:style-name="T6"># an implementation of Callable&lt;InputStream&gt; with optional space-separated arguments</text:span></text:p>
      <text:p text:style-name="P39">jppf.ssl.<text:span text:style-name="T24">client</text:span>.truststore.source = o.j.s.FileStoreSource config/ssl/truststore_<text:span text:style-name="T24">cli.</text:span>ks</text:p>
      <text:p text:style-name="P39"/>
      <text:p text:style-name="P39"><text:span text:style-name="T6"># keystore password in clear text</text:span></text:p>
      <text:p text:style-name="P39">jppf.ssl.<text:span text:style-name="T24">client</text:span>.truststore.password = password</text:p>
      <text:p text:style-name="P39"><text:span text:style-name="T6"># keystore password from an arbitrary source</text:span></text:p>
      <text:p text:style-name="P39"><text:span text:style-name="T6"># the source is an implementation of Callable&lt;char[]&gt; with opptional parameters</text:span></text:p>
      <text:p text:style-name="P39"><text:span text:style-name="T24">jppf.ssl.client.truststore.password.source = org.jppf.ssl.PlainTextPassword password</text:span></text:p>
      <text:p text:style-name="P37"><text:span text:style-name="T24"/></text:p>
      <text:p text:style-name="P33"><text:span text:style-name="T25">In this configuration, a client will not be able to authenticate with the server, even if it uses the same keystore and password as the nodes.</text:span></text:p>
      <text:list xml:id="list384968821" text:continue-numbering="true" text:style-name="Outline">
        <text:list-item>
          <text:list>
            <text:list-item>
              <text:list>
                <text:list-item>
                  <text:h text:style-name="Heading_20_3" text:outline-level="3">Full SSL configuration example</text:h>
                </text:list-item>
              </text:list>
            </text:list-item>
          </text:list>
        </text:list-item>
      </text:list>
      <text:p text:style-name="Code_20_block"><text:span text:style-name="T6"># SSLContext protocol, defaults to SSL</text:span></text:p>
      <text:p text:style-name="Code_20_block">jppf.ssl.context.protocol = SSL</text:p>
      <text:p text:style-name="Code_20_block"><text:span text:style-name="T6"># list of space-separated enabled protocols</text:span></text:p>
      <text:p text:style-name="Code_20_block">jppf.ssl.protocols = SSLv2Hello SSLv3</text:p>
      <text:p text:style-name="Code_20_block"><text:span text:style-name="T6"># enabled cipher suites as a list of space-separated values</text:span></text:p>
      <text:p text:style-name="Code_20_block">jppf.ssl.cipher.suites = SSL_RSA_WITH_RC4_128_MD5 SSL_RSA_WITH_RC4_128_SHA</text:p>
      <text:p text:style-name="Code_20_block"><text:span text:style-name="T6"># client authentication mode; possible values: none | want | need</text:span></text:p>
      <text:p text:style-name="Code_20_block">jppf.ssl.client.auth = none</text:p>
      <text:p text:style-name="Code_20_block"/>
      <text:p text:style-name="Code_20_block"><text:span text:style-name="T6"># path to the key store on the file system.</text:span></text:p>
      <text:p text:style-name="Code_20_block">jppf.ssl.keystore.file = config/ssl/keystore.ks</text:p>
      <text:p text:style-name="Code_20_block"><text:span text:style-name="T6"># keystore password in clear text</text:span></text:p>
      <text:p text:style-name="Code_20_block">jppf.ssl.keystore.password = password</text:p>
      <text:p text:style-name="Code_20_block"/>
      <text:p text:style-name="Code_20_block"><text:span text:style-name="T6"># the trust store location as an arbitrary source:</text:span></text:p>
      <text:p text:style-name="Code_20_block"><text:span text:style-name="T6"># an implementation of Callable&lt;InputStream&gt; with optional space-separated arguments</text:span></text:p>
      <text:p text:style-name="Code_20_block">jppf.ssl.truststore.source = org.jppf.ssl.FileStoreSource config/ssl/truststore.ks</text:p>
      <text:p text:style-name="Code_20_block"><text:span text:style-name="T6"># truststore password as an arbitrary source:</text:span></text:p>
      <text:p text:style-name="Code_20_block"><text:span text:style-name="T6"># an implementation of Callable&lt;char[]&gt; with optional space-separated arguments</text:span></text:p>
      <text:p text:style-name="Code_20_block">jppf.ssl.truststore.password.source = org.jppf.ssl.PlainTextPassword passwor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2" svg:font-family="'Courier New'" style:font-adornments="Regular" style:font-family-generic="swis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1"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8909in" style:type="right" style:leader-style="dotted" style:leader-text="."/>
        </style:tab-stops>
      </style:paragraph-propertie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5H50M6S</meta:editing-duration>
    <meta:editing-cycles>258</meta:editing-cycles>
    <meta:generator>LibreOffice/4.0.4.2$Windows_x86 LibreOffice_project/9e9821abd0ffdbc09cd8c52eaa574fa09eb08f2</meta:generator>
    <meta:creation-date>2009-09-06T09:04:15.91</meta:creation-date>
    <dc:date>2013-09-13T18:33:32.48</dc:date>
    <meta:document-statistic meta:table-count="0" meta:image-count="2" meta:object-count="0" meta:page-count="23" meta:paragraph-count="763" meta:word-count="9487" meta:character-count="64251" meta:non-whitespace-character-count="54508"/>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